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ChapterTitle" style:master-page-name="First_20_Page">
      <style:paragraph-properties style:page-number="auto"/>
    </style:style>
    <style:style style:name="P12" style:family="paragraph">
      <style:paragraph-properties fo:text-align="center"/>
    </style:style>
    <style:style style:name="P13" style:family="paragraph">
      <style:text-properties fo:font-size="10.5pt"/>
    </style:style>
    <style:style style:name="P14" style:family="paragraph">
      <style:paragraph-properties fo:text-align="center"/>
      <style:text-properties fo:font-size="10.5pt"/>
    </style:style>
    <style:style style:name="P15" style:family="paragraph">
      <style:paragraph-properties fo:text-align="start"/>
    </style:style>
    <style:style style:name="P16" style:family="paragraph">
      <style:paragraph-properties fo:text-align="start"/>
      <style:text-properties fo:font-size="10.5pt"/>
    </style:style>
    <style:style style:name="T1" style:family="text">
      <style:text-properties fo:font-size="10.5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fo:margin-top="0.0799in" fo:margin-bottom="0.1799in" style:wrap="left" style:number-wrapped-paragraphs="no-limit" style:vertical-pos="top" style:vertical-rel="paragraph-content" style:horizontal-pos="right" style:horizontal-rel="paragraph-content"/>
    </style:style>
    <style:style style:name="fr3" style:family="graphic" style:parent-style-name="Frame">
      <style:graphic-properties fo:margin-top="0.0799in" fo:margin-bottom="0.1799in" style:wrap="none" style:vertical-pos="bottom" style:vertical-rel="paragraph-content" style:horizontal-pos="center" style:horizontal-rel="paragraph-content"/>
    </style:style>
    <style:style style:name="fr4" style:family="graphic" style:parent-style-name="Frame">
      <style:graphic-properties fo:margin-top="0.0799in" fo:margin-bottom="0.0799in" style:wrap="none" style:vertical-pos="top" style:vertical-rel="paragraph-content" style:horizontal-pos="center" style:horizontal-rel="paragraph-content"/>
    </style:style>
    <style:style style:name="fr5" style:family="graphic" style:parent-style-name="Frame">
      <style:graphic-properties fo:margin-left="0.0799in" fo:margin-right="0.0799in" fo:margin-top="0.1799in" fo:margin-bottom="0.1799in" style:wrap="none" style:vertical-pos="bottom" style:vertical-rel="paragraph-content" style:horizontal-pos="center" style:horizontal-rel="paragraph-content"/>
    </style:style>
    <style:style style:name="fr6" style:family="graphic" style:parent-style-name="Frame">
      <style:graphic-properties fo:margin-top="0.0799in" fo:margin-bottom="0.1799in" style:wrap="left" style:number-wrapped-paragraphs="no-limit" style:vertical-pos="top" style:vertical-rel="paragraph" style:horizontal-pos="right" style:horizontal-rel="paragraph-content"/>
    </style:style>
    <style:style style:name="fr7" style:family="graphic" style:parent-style-name="Frame">
      <style:graphic-properties fo:margin-top="0.0799in" fo:margin-bottom="0.1799in" style:wrap="none" style:vertical-pos="top" style:vertical-rel="paragraph-content" style:horizontal-pos="center" style:horizontal-rel="paragraph-content"/>
    </style:style>
    <style:style style:name="fr8" style:family="graphic" style:parent-style-name="Frame">
      <style:graphic-properties fo:margin-top="0.0799in" fo:margin-bottom="0.1799in" style:wrap="right" style:number-wrapped-paragraphs="no-limit" style:vertical-pos="top" style:vertical-rel="paragraph-content" style:horizontal-pos="left" style:horizontal-rel="paragraph-content"/>
    </style:style>
    <style:style style:name="fr9" style:family="graphic" style:parent-style-name="Frame">
      <style:graphic-properties style:wrap="left" style:number-wrapped-paragraphs="no-limit" style:vertical-pos="top" style:vertical-rel="paragraph-content" style:horizontal-pos="right" style:horizontal-rel="paragraph-content"/>
    </style:style>
    <style:style style:name="fr10" style:family="graphic" style:parent-style-name="Frame">
      <style:graphic-properties fo:margin-top="0.0799in" fo:margin-bottom="0.1799in" style:wrap="dynamic" style:number-wrapped-paragraphs="no-limit" style:vertical-pos="top" style:vertical-rel="paragraph-content" style:horizontal-pos="right" style:horizontal-rel="paragraph-content"/>
    </style:style>
    <style:style style:name="fr11" style:family="graphic" style:parent-style-name="Frame">
      <style:graphic-properties fo:margin-top="0.0799in" fo:margin-bottom="0.1799in" style:wrap="left" style:number-wrapped-paragraphs="no-limit" style:vertical-pos="from-top" style:vertical-rel="paragraph" style:horizontal-pos="from-left" style:horizontal-rel="paragraph"/>
    </style:style>
    <style:style style:name="fr12"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in"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6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top="1in" fo:margin-bottom="0.7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5in" fo:margin-bottom="0.5in"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1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top="0.5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draw:marker-start="Arrow"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draw:marker-start="Arrow" draw:marker-start-width="0.1701in" draw:marker-end="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5in"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5in" style:run-through="foreground"/>
    </style:style>
    <style:style style:name="gr22" style:family="graphic">
      <style:graphic-properties draw:textarea-horizontal-align="center" draw:textarea-vertical-align="middle" style:run-through="foreground"/>
    </style:style>
    <style:style style:name="gr23" style:family="graphic">
      <style:graphic-properties draw:marker-start="Arrow" draw:textarea-horizontal-align="center" draw:textarea-vertical-align="middle" style:run-through="foreground"/>
    </style:style>
    <style:style style:name="gr24"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016in" style:run-through="foreground"/>
    </style:style>
    <style:style style:name="gr27" style:family="graphic">
      <style:graphic-properties draw:stroke="none" svg:stroke-color="#000000" draw:fill="none" draw:fill-color="#ffffff" fo:min-height="0.352in" style:run-through="foreground"/>
    </style:style>
    <style:style style:name="gr28" style:family="graphic">
      <style:graphic-properties draw:stroke="none" svg:stroke-color="#000000" draw:fill="none" draw:fill-color="#ffffff" fo:min-height="0.2035in" style:run-through="foreground"/>
    </style:style>
    <style:style style:name="gr29" style:family="graphic">
      <style:graphic-properties draw:stroke="none" svg:stroke-color="#000000" draw:fill="none" draw:fill-color="#ffffff" fo:min-height="0.2772in" style:run-through="foreground"/>
    </style:style>
    <style:style style:name="gr30" style:family="graphic">
      <style:graphic-properties draw:stroke="none" svg:stroke-color="#000000" draw:fill="none" draw:fill-color="#ffffff" fo:min-height="0.3555in" style:run-through="foreground"/>
    </style:style>
    <style:style style:name="gr31" style:family="graphic">
      <style:graphic-properties draw:stroke="none" svg:stroke-color="#000000" draw:fill="none" draw:fill-color="#ffffff" fo:min-height="0.2516in" style:run-through="foreground"/>
    </style:style>
    <style:style style:name="gr32" style:family="graphic">
      <style:graphic-properties draw:stroke="none" svg:stroke-color="#000000" draw:fill="none" draw:fill-color="#ffffff" fo:min-height="0.3102in" style:run-through="foreground"/>
    </style:style>
    <style:style style:name="gr33" style:family="graphic">
      <style:graphic-properties draw:stroke="none" svg:stroke-color="#000000" draw:fill="none" draw:fill-color="#ffffff" fo:min-height="0.2291in" style:run-through="foreground"/>
    </style:style>
    <style:style style:name="gr34" style:family="graphic">
      <style:graphic-properties draw:stroke="none" svg:stroke-color="#000000" draw:fill="none" draw:fill-color="#ffffff" fo:min-height="0.2516in"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035in"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3102in"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291in"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2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marker-end="Arrow" draw:textarea-horizontal-align="center" draw:textarea-vertical-align="middle" style:run-through="foreground"/>
    </style:style>
    <style:style style:name="gr45" style:family="graphic">
      <style:graphic-properties draw:stroke="none" svg:stroke-color="#000000" draw:fill="none" draw:fill-color="#ffffff" fo:min-height="0.2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tyle:run-through="foreground" style:vertical-pos="from-top" style:vertical-rel="frame" style:horizontal-pos="from-left" style:horizontal-rel="page" draw:wrap-influence-on-position="once-concurrent" style:flow-with-text="false"/>
    </style:style>
    <style:style style:name="gr47"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1" text:outline-level="1">Visualization Windows</text:h>
      <text:h text:style-name="Heading_20_1" text:outline-level="2">Overview</text:h>
      <text:p text:style-name="Body">A visualization window, also known as a vis window, is a window that displays plots and allows you to interact with them using the mouse. The vis window not only allows for direct manipulation of plots but it also provides a popup menu and toolbar that allow you to switch window modes, activate interactive tools, and perform commonly used operations. This chapter explains how to manage and use vis windows.</text:p>
      <text:h text:style-name="Heading_20_1" text:outline-level="2">Managing vis windows</text:h>
      <text:p text:style-name="Body"><draw:frame draw:style-name="fr2" draw:name="Frame_WindowMenu" text:anchor-type="paragraph" svg:width="3in" draw:z-index="3"><draw:text-box fo:min-height="3in"><text:p text:style-name="Figure"><draw:frame draw:style-name="fr12" draw:name="graphics1" text:anchor-type="paragraph" svg:width="3in" svg:height="2.6307in" draw:z-index="4"><draw:image xlink:href="../images/VisualizationWindows/windowmenu.png" xlink:type="simple" xlink:show="embed" xlink:actuate="onLoad"/></draw:frame>Figure <text:sequence text:ref-name="refFigure1" text:name="Figure" text:formula="ooow:Figure" style:num-format="1">1-1</text:sequence>: Window menu</text:p></draw:text-box></draw:frame>VisIt allows you to create up to 16 vis windows and to manage those vis windows, VisIt provides controls to add vis windows, remove vis windows or alter their layout. The controls for managing vis windows are located in the <text:span text:style-name="GUIText">Main Window's Windows</text:span> menu (see <text:sequence-ref text:reference-format="category-and-value" text:ref-name="refFigure0">Figure 1-1</text:sequence-ref>), as well as in the vis window's <text:span text:style-name="GUIText">Toolbars</text:span> and <text:span text:style-name="GUIText">Popup menu</text:span>.</text:p>
      <text:h text:style-name="Heading_20_2" text:outline-level="3"><text:alphabetical-index-mark-start text:id="IMark429461412"/>Adding a new vis window<text:alphabetical-index-mark-end text:id="IMark429461412"/></text:h>
      <text:p text:style-name="Body">You can add a new vis window in a few different ways, the first of which is by selecting the <text:span text:style-name="GUIText">Add</text:span> option from the <text:span text:style-name="GUIText">Main Window's Windows</text:span> menu. You can also click on the <text:span text:style-name="GUIText">Add window icon</text:span> in the vis window's <text:span text:style-name="GUIText">Toolbar</text:span> or you can select the <text:span text:style-name="GUIText">Add window</text:span> option from the <text:span text:style-name="GUIText">Windows</text:span> submenu in the vis window's <text:span text:style-name="GUIText">Popup menu</text:span> to add a new vis window. When you add a new window, it will be sized according to the window layout so if you have only a single, large vis window, the new vis window will also be large. You can change the window layout to shrink the vis windows so that they both fit on the screen. Vis windows are numbered 1 to 16 so the new window will have the first available number for which there is not already a window. If you have windows 1,2, and 4, vis window 3 would be created by adding a new window. Adding a new window also makes the new window the active window.</text:p>
      <text:p text:style-name="Body"><text:soft-page-break/>A new vis window can also be added by cloning the active window. You can clone the active window by selecting the Clone option from the <text:span text:style-name="GUIText">Main Window's Windows</text:span> menu or you can click the <text:span text:style-name="GUIText">Clone window icon</text:span> in the vis window's <text:span text:style-name="GUIText">Toolbar</text:span>. When you clone the active window, VisIt creates a new window as if you had clicked the Add option but it also copies the plots, annotations, and lighting from the active window so that the new window is identical in appearance to the active window. When plots are copied to the new cloned window, they have not yet been generated so their plot list entries in the <text:span text:style-name="GUIText">Plot list </text:span>are green. You can force the plots to be generated by clicking the <text:span text:style-name="GUIText">Draw</text:span> button in the <text:span text:style-name="GUIText">Main Window</text:span>. </text:p>
      <text:h text:style-name="Heading_20_2" text:outline-level="3"><text:alphabetical-index-mark-start text:id="IMark429461412"/>Deleting a vis window<text:alphabetical-index-mark-end text:id="IMark429461412"/></text:h>
      <text:p text:style-name="Body"><draw:frame draw:style-name="fr3" draw:name="Frame_WindowDecorations" text:anchor-type="paragraph" svg:width="6in" draw:z-index="5"><draw:text-box fo:min-height="0.8063in"><text:p text:style-name="Figure"><draw:frame draw:style-name="fr13" draw:name="graphics2" text:anchor-type="paragraph" svg:width="4in" svg:height="0.3098in" draw:z-index="6"><draw:image xlink:href="../images/VisualizationWindows/closebutton.png" xlink:type="simple" xlink:show="embed" xlink:actuate="onLoad"/></draw:frame><draw:frame text:anchor-type="paragraph" draw:z-index="7" draw:style-name="gr12" svg:width="1.4795in" svg:height="0.2748in" svg:x="4.4598in" svg:y="0in"><draw:text-box><text:p>Close window button</text:p></draw:text-box></draw:frame><draw:line text:anchor-type="paragraph" draw:z-index="8" draw:style-name="gr13" draw:text-style-name="P12" svg:x1="3.9992in" svg:y1="0.1181in" svg:x2="4.4594in" svg:y2="0.1181in"><text:p/></draw:line>Figure <text:sequence text:ref-name="refFigure2" text:name="Figure" text:formula="ooow:Figure+1" style:num-format="1">1-2</text:sequence>: Window decorations with close button</text:p></draw:text-box></draw:frame>There are four ways to delete a vis window. The first way is to select the <text:span text:style-name="GUIText">Delete</text:span> option from the <text:span text:style-name="GUIText">Main Window's Window menu</text:span>. When you delete a window in this manner, the active window gets deleted and VisIt makes the window with the smallest number the new active window. The second way to delete a window is to click on the <text:span text:style-name="GUIText">close window button</text:span> in the window decorations provided by the windowing system. The window decorations' appearance varies based on the platform and windowing system used to run VisIt, but the button used to close windows is commonly a button with an X in it. An example of a <text:span text:style-name="GUIText">close window button</text:span> is shown in <text:sequence-ref text:reference-format="category-and-value" text:ref-name="refFigure2">Figure 1-2</text:sequence-ref>.</text:p>
      <text:p text:style-name="Body">The third way to delete a vis window is to click on the <text:span text:style-name="GUIText">Delete window icon</text:span> in the vis window's <text:span text:style-name="GUIText">Toolbar</text:span>. The fourth way to delete a vis window is to use the <text:span text:style-name="GUIText">Delete</text:span> option in the vis window's <text:span text:style-name="GUIText">Popup menu</text:span>. When you use the <text:span text:style-name="GUIText">Toolbar</text:span> or the <text:span text:style-name="GUIText">Popup menu</text:span> to delete a window, the window does not need to be the active window as when other controls are used.</text:p>
      <text:h text:style-name="Heading_20_2" text:outline-level="3"><text:alphabetical-index-mark-start text:id="IMark429461412"/>Clearing plots from vis windows<text:alphabetical-index-mark-end text:id="IMark429461412"/></text:h>
      <text:p text:style-name="Body">The <text:span text:style-name="GUIText">Main Window's Windows menu</text:span> provides a <text:span text:style-name="GUIText">Clear all</text:span> option that you can use to clear the plots from all vis windows. Selecting this option does not delete the plots from a vis window's plot list but it does clear the plots so they have to be regenerated by VisIt's compute engine. You can also clear the plots for just the active window by selecting the <text:span text:style-name="GUIText">Plots</text:span> option from the <text:span text:style-name="GUIText">Clear</text:span> submenu in the <text:span text:style-name="GUIText">Main Window's Windows</text:span> menu (see <text:sequence-ref text:reference-format="category-and-value" text:ref-name="refFigure3">Figure 1-3</text:sequence-ref>). You might find clearing plots useful when you want to make several changes to plot attributes because, unlike plots that are already generated, setting attributes of cleared plots does not force them to regenerate when you change their attributes.</text:p>
      <text:p text:style-name="Body"><draw:frame draw:style-name="fr3" draw:name="Frame_ClearMenu" text:anchor-type="paragraph" svg:width="4in" draw:z-index="9"><draw:text-box fo:min-height="3.2264in"><text:p text:style-name="Figure"><draw:frame draw:style-name="fr12" draw:name="graphics3" text:anchor-type="paragraph" svg:width="4in" svg:height="2.7618in" draw:z-index="10"><draw:image xlink:href="../images/VisualizationWindows/windowclearmenu.png" xlink:type="simple" xlink:show="embed" xlink:actuate="onLoad"/></draw:frame>Figure <text:sequence text:ref-name="refFigure3" text:name="Figure" text:formula="ooow:Figure+1" style:num-format="1">1-3</text:sequence>: Clear menu</text:p></draw:text-box></draw:frame><text:soft-page-break/>In addition to clearing plots, you can also clear pick points and reference lines from a vis window. A pick point is a marker that VisIt adds to a vis window when you click on a plot in pick mode. The marker indicates the location of the pick point. A reference line is a line that you draw in a vis window when it is in lineout mode. You can clear a vis window's pick points or reference lines, by selecting the <text:span text:style-name="GUIText">Pick points</text:span> or <text:span text:style-name="GUIText">Reference lines</text:span> options from the <text:span text:style-name="GUIText">Clear</text:span> submenu in the <text:span text:style-name="GUIText">Main Window's Windows</text:span> menu.</text:p>
      <text:h text:style-name="Heading_20_2" text:outline-level="3"><text:alphabetical-index-mark-start text:id="IMark429461412"/>Changing window layouts<text:alphabetical-index-mark-end text:id="IMark429461412"/></text:h>
      <text:p text:style-name="Body">VisIt uses different window layouts to organize vis windows so they all fit on the screen. Changing the window layout typically resizes all of the vis windows and moves them into a tiled formation. If there are not enough vis windows to complete the desired layout, VisIt creates new vis windows until the layout is complete. You can change the layout selecting a new layout from the <text:span text:style-name="GUIText">Layouts</text:span> menu located in the <text:span text:style-name="GUIText">Main Window's Window menu</text:span> or you can click on a layout icon in the vis window's <text:span text:style-name="GUIText">Toolbar</text:span>.</text:p>
      <text:h text:style-name="Heading_20_2" text:outline-level="3"><text:alphabetical-index-mark-start text:id="IMark429461412"/>Setting the active window<text:alphabetical-index-mark-end text:id="IMark429461412"/></text:h>
      <text:p text:style-name="Body">VisIt has the concept of an active window that is the window to which new plots are added. You can change the active window by selecting a window number from the <text:span text:style-name="GUIText">Active window </text:span>menu located in the center of the <text:span text:style-name="GUIText">Main Window</text:span>. Setting the active window updates the GUI so that it displays the state for the new active window. The <text:span text:style-name="GUIText">Active window </text:span>menu is shown in <text:sequence-ref text:reference-format="category-and-value" text:ref-name="refFigure4">Figure 1-4</text:sequence-ref>. You can also set the active window using the <text:span text:style-name="GUIText">Active window</text:span> submenu in the <text:span text:style-name="GUIText">Main Window's Windows</text:span> menu or you can click on the <text:span text:style-name="GUIText">Active window icon</text:span> in the vis window's <text:span text:style-name="GUIText">Toolbar</text:span>.</text:p>
      <text:p text:style-name="Body"><draw:frame draw:style-name="fr4" draw:name="Frame_ActiveWindowMenu" text:anchor-type="paragraph" svg:width="5in" draw:z-index="11"><draw:text-box fo:min-height="1.6909in"><text:p text:style-name="Figure"><draw:frame draw:style-name="fr14" draw:name="graphics4" text:anchor-type="paragraph" svg:width="3in" svg:height="1.2799in" draw:z-index="12"><draw:image xlink:href="../images/VisualizationWindows/activewindow.png" xlink:type="simple" xlink:show="embed" xlink:actuate="onLoad"/></draw:frame><draw:line text:anchor-type="paragraph" draw:z-index="14" draw:style-name="gr13" draw:text-style-name="P12" svg:x1="1in" svg:y1="0.5445in" svg:x2="0.5327in" svg:y2="0.5445in"><text:p/></draw:line><draw:frame text:anchor-type="paragraph" draw:z-index="13" draw:style-name="gr14" draw:text-style-name="P13" svg:width="0.6669in" svg:height="0.5941in" svg:x="0.0429in" svg:y="0.4091in"><draw:text-box><text:p><text:span text:style-name="T1">Active window menu</text:span></text:p></draw:text-box></draw:frame>Figure <text:sequence text:ref-name="refFigure4" text:name="Figure" text:formula="ooow:Figure+1" style:num-format="1">1-4</text:sequence>: Active window menu</text:p></draw:text-box></draw:frame><text:soft-page-break/></text:p>
      <text:h text:style-name="Heading_20_3" text:outline-level="4"><text:alphabetical-index-mark-start text:id="IMark429461412"/>Copying window attributes<text:alphabetical-index-mark-end text:id="IMark429461412"/></text:h>
      <text:p text:style-name="Body"><draw:frame draw:style-name="fr5" draw:name="Frame_CopyMenu" text:anchor-type="paragraph" svg:width="4in" draw:z-index="15"><draw:text-box fo:min-height="2.6472in"><text:p text:style-name="Figure"><draw:frame draw:style-name="fr12" draw:name="graphics5" text:anchor-type="paragraph" svg:width="4in" svg:height="2.2181in" draw:z-index="16"><draw:image xlink:href="../images/VisualizationWindows/windowcopymenu.png" xlink:type="simple" xlink:show="embed" xlink:actuate="onLoad"/></draw:frame>Figure <text:sequence text:ref-name="refFigure5" text:name="Figure" text:formula="ooow:Figure+1" style:num-format="1">1-5</text:sequence>: Copy menu</text:p></draw:text-box></draw:frame>VisIt allows you to copy window attributes and plots from one window to another when you have more than one window. This can be useful when you are comparing plots generated from similar databases. The <text:span text:style-name="GUIText">Copy</text:span> menu, shown in <text:sequence-ref text:reference-format="category-and-value" text:ref-name="refFigure5">Figure 1-5</text:sequence-ref>, contains options to copy the view, lighting, annotations, plots, or everything from other from other vis windows. Under each option, the <text:span text:style-name="GUIText">Copy</text:span> menu provides a list of available vis windows from which attributes can be copied so, for example, if you have two windows and you want to copy the view from vis window 1 into vis window 2, you can select the <text:span text:style-name="GUIText">Window 2</text:span> option from the <text:span text:style-name="GUIText">View from</text:span> submenu. The list of available windows depends on the vis windows that you have created. You can copy the lighting from one window to another window by using the <text:span text:style-name="GUIText">Lighting from</text:span> submenu or you can use the <text:span text:style-name="GUIText">Annotations from</text:span> or <text:span text:style-name="GUIText">Plots from</text:span> to copy the annotations or plots, respectively. If you make a selection from the <text:span text:style-name="GUIText">Everything from</text:span> submenu, all attributes and plots are copied into the active vis window.</text:p>
      <text:h text:style-name="Heading_20_3" text:outline-level="4"><text:soft-page-break/><text:alphabetical-index-mark-start text:id="IMark429461412"/>Locking vis windows together<text:alphabetical-index-mark-end text:id="IMark429461412"/></text:h>
      <text:p text:style-name="Body"><draw:frame draw:style-name="fr3" draw:name="Frame_LockMenu" text:anchor-type="paragraph" svg:width="4in" draw:z-index="17"><draw:text-box fo:min-height="3.5563in"><text:p text:style-name="Figure"><draw:frame draw:style-name="fr12" draw:name="graphics6" text:anchor-type="paragraph" svg:width="4in" svg:height="3.1146in" draw:z-index="18"><draw:image xlink:href="../images/VisualizationWindows/windowlockmenu.png" xlink:type="simple" xlink:show="embed" xlink:actuate="onLoad"/></draw:frame>Figure <text:sequence text:ref-name="refFigure6" text:name="Figure" text:formula="ooow:Figure+1" style:num-format="1">1-6</text:sequence>: Lock menu</text:p></draw:text-box></draw:frame>When you use VisIt to do side by side comparisons of databases, you may find is useful to lock vis windows together. Vis windows can be locked together in time so that when you change the active database timestep in one database, as when viewing an animation, all vis windows that are locked in time switch to the same database timestep. You can lock vis windows together in time by selecting the <text:span text:style-name="GUIText">Time</text:span> option from the <text:span text:style-name="GUIText">Lock</text:span> menu (see <text:sequence-ref text:reference-format="category-and-value" text:ref-name="refFigure6">Figure 1-6</text:sequence-ref>) in the <text:span text:style-name="GUIText">Main Window's Windows</text:span> menu. Any number of windows can be locked together in time and you can turn off time locking at any time.</text:p>
      <text:p text:style-name="Body">You can also lock interactive tools together so that updating a tool in one window updates the tool in other windows that have enabled tool locking. This can be useful when you have sliced a database using the plane tool in more than one window and you want to be able to change the slice using plane tool in either window and have it affect the other vis windows. You can enable tool locking by selecting the <text:span text:style-name="GUIText">Tools</text:span> option from the <text:span text:style-name="GUIText">Lock</text:span> menu.</text:p>
      <text:p text:style-name="Body">In addition to locking vis windows in time, or locking their tools together, you can also lock vis windows' views together so that when you change the view in one vis window, other vis windows get the same view. When you change the view in a vis window that has view locking enabled, the view only effects other vis windows that also have view locking enabled and have plots of the same dimension. That is, when you change the view of a vis window that contains 3D plots, it will only have an effect on other locked vis windows if they have 3D plots. Vis windows that contain 2D plots are not affected by changing the view of a vis window containing 3D plots and vice-versa. When you enable view locking, the vis window snaps to the view used by other vis windows with locked views or it stays the same if no other vis windows have locked views. To enable view locking, select the <text:span text:style-name="GUIText">View</text:span> option from the <text:span text:style-name="GUIText">Lock</text:span> menu or click on the <text:span text:style-name="GUIText">Lock view </text:span><text:soft-page-break/><text:span text:style-name="GUIText">icon</text:span> in the vis window's <text:span text:style-name="GUIText">Toolbar</text:span>.</text:p>
      <text:h text:style-name="Heading_20_1" text:outline-level="2"><text:alphabetical-index-mark-start text:id="IMark429461412"/>Using vis windows<text:alphabetical-index-mark-end text:id="IMark429461412"/></text:h>
      <text:p text:style-name="Body">The first thing to know about using a vis window is how to change window modes. A window mode is a state in which the vis window behaves in a specialized manner. There are four window modes: Navigate, Zoom, Lineout, and Pick. Vis windows are in navigate mode by default. This means that most mouse actions are used to move, rotate, or zoom-in on the plots that the vis window displays. Each vis window has a <text:span text:style-name="GUIText">Popup menu</text:span> that can be activated by clicking the right mouse button while the mouse is inside of the vis window. The<text:span text:style-name="GUIText"> Popup menu</text:span> contains options that can put the vis window into other modes and perform other common operations. To put the vis window into another window mode, open the <text:span text:style-name="GUIText">Popup menu</text:span>, select <text:span text:style-name="GUIText">Mode</text:span> and then select one of the four window modes. You can also change the window mode using the vis window's <text:span text:style-name="GUIText">Toolbar</text:span>, which has buttons to set the window mode. You can find out more about the <text:span text:style-name="GUIText">Popup menu</text:span> and <text:span text:style-name="GUIText">Toolbar</text:span> later in this chapter.</text:p>
      <text:h text:style-name="Heading_20_2" text:outline-level="3"><text:alphabetical-index-mark-start text:id="IMark429461412"/>Navigate mode<text:alphabetical-index-mark-end text:id="IMark429461412"/></text:h>
      <text:p text:style-name="Body"><draw:frame draw:style-name="fr3" draw:name="Frame_MouseMotions" text:anchor-type="paragraph" svg:width="6in" draw:z-index="19"><draw:text-box fo:min-height="2.5in"><text:p text:style-name="Frame_20_contents"/><text:p text:style-name="Frame_20_contents"><draw:rect text:anchor-type="paragraph" draw:z-index="20" draw:style-name="gr15" draw:text-style-name="P12" svg:width="1.3024in" svg:height="1.3752in" svg:x="0.6264in" svg:y="0.1772in"><text:p/></draw:rect><draw:rect text:anchor-type="paragraph" draw:z-index="24" draw:style-name="gr15" draw:text-style-name="P12" svg:width="1.3024in" svg:height="1.3752in" svg:x="2.3972in" svg:y="0.1772in"><text:p/></draw:rect></text:p><text:p text:style-name="Frame_20_contents"><draw:rect text:anchor-type="paragraph" draw:z-index="26" draw:style-name="gr15" draw:text-style-name="P12" svg:width="1.3024in" svg:height="1.3752in" svg:x="4.1472in" svg:y="-0.098in"><text:p/></draw:rect><draw:line text:anchor-type="paragraph" draw:z-index="27" draw:style-name="gr15" draw:text-style-name="P12" svg:x1="0.6264in" svg:y1="0.05in" svg:x2="1.9283in" svg:y2="0.05in"><text:p/></draw:line><draw:line text:anchor-type="paragraph" draw:z-index="28" draw:style-name="gr15" draw:text-style-name="P12" svg:x1="2.3972in" svg:y1="0.0811in" svg:x2="3.6992in" svg:y2="0.0811in"><text:p/></draw:line><draw:line text:anchor-type="paragraph" draw:z-index="29" draw:style-name="gr15" draw:text-style-name="P12" svg:x1="4.1472in" svg:y1="0.0811in" svg:x2="5.4492in" svg:y2="0.0811in"><text:p/></draw:line></text:p><text:p text:style-name="Frame_20_contents"><draw:ellipse text:anchor-type="paragraph" draw:z-index="21" draw:style-name="gr15" draw:text-style-name="P12" svg:width="0.7606in" svg:height="0.7504in" svg:x="0.8661in" svg:y="0.0437in"><text:p/></draw:ellipse><draw:line text:anchor-type="paragraph" draw:z-index="30" draw:style-name="gr17" draw:text-style-name="P12" svg:x1="4.7929in" svg:y1="0.7752in" svg:x2="4.772in" svg:y2="-0.0165in"><text:p/></draw:line></text:p><text:p text:style-name="Frame_20_contents"><draw:line text:anchor-type="paragraph" draw:z-index="22" draw:style-name="gr16" draw:text-style-name="P12" svg:x1="1.6264in" svg:y1="0.0189in" svg:x2="1.6264in" svg:y2="0.2272in"><text:p/></draw:line><draw:line text:anchor-type="paragraph" draw:z-index="25" draw:style-name="gr17" draw:text-style-name="P12" svg:x1="2.5744in" svg:y1="0.0811in" svg:x2="3.5642in" svg:y2="0.0811in"><text:p/></draw:line><draw:line text:anchor-type="paragraph" draw:z-index="23" draw:style-name="gr16" draw:text-style-name="P12" svg:x1="0.8661in" svg:y1="0.198in" svg:x2="0.8661in" svg:y2="-0.0102in"><text:p/></draw:line></text:p><text:p text:style-name="Frame_20_contents"/><text:p text:style-name="Frame_20_contents"/><text:p text:style-name="Frame_20_contents"><draw:frame text:anchor-type="paragraph" draw:z-index="31" draw:style-name="gr18" draw:text-style-name="P13" svg:width="1.3232in" svg:height="0.3543in" svg:x="0.6161in" svg:y="-0.002in"><draw:text-box><text:p><text:span text:style-name="T1">Rotating about the z-axis of the screen</text:span></text:p></draw:text-box></draw:frame><draw:frame text:anchor-type="paragraph" draw:z-index="32" draw:style-name="gr18" draw:text-style-name="P13" svg:width="1.3232in" svg:height="0.3543in" svg:x="2.389in" svg:y="-0.002in"><draw:text-box><text:p><text:span text:style-name="T1">Rotating about the y-axis of the screen</text:span></text:p></draw:text-box></draw:frame><draw:frame text:anchor-type="paragraph" draw:z-index="33" draw:style-name="gr18" draw:text-style-name="P13" svg:width="1.3232in" svg:height="0.3543in" svg:x="4.1366in" svg:y="-0.002in"><draw:text-box><text:p><text:span text:style-name="T1">Rotating about the x-axis of the screen</text:span></text:p></draw:text-box></draw:frame></text:p><text:p text:style-name="Frame_20_contents"/><text:p text:style-name="Figure">Figure <text:sequence text:ref-name="refFigure7" text:name="Figure" text:formula="ooow:Figure+1" style:num-format="1">1-7</text:sequence>: Mouse motions used to rotate plots in navigate mode</text:p></draw:text-box></draw:frame>Navigate mode is VisIt lingo for moving and zooming-in on plots. When the vis window is in navigate mode, clicking the left mouse button and dragging with the mouse will perform an action that moves, rotates, or zooms the plot. The mouse motions used to rotate plots are shown in <text:sequence-ref text:reference-format="category-and-value" text:ref-name="refFigure7">Figure 1-7</text:sequence-ref>. You can translate plots by holding down the <text:span text:style-name="Emphasis">Shift</text:span> key before left-clicking and dragging the plot. You zoom in on plots by clicking the middle button and moving the mouse up or down. Sometimes the controls are modified based on the interactor settings. For more information, look at the section on <text:span text:style-name="Emphasis">Interactor settings</text:span>.</text:p>
      <text:h text:style-name="Heading_20_2" text:outline-level="3"><text:alphabetical-index-mark-start text:id="IMark429461412"/>Zoom mode<text:alphabetical-index-mark-end text:id="IMark429461412"/></text:h>
      <text:p text:style-name="Body">When the window is in zoom mode, you can draw a box around the area of the vis window that <text:soft-page-break/>you want drawn larger. Press the left mouse button and move the mouse to sweep out a box that will define the area to be zoomed. Release the mouse button when the zoom box covers the desired area. If you start zooming and decide against it before releasing the left mouse button, clicking one of the other mouse buttons cancels the zoom operation. Changes to the view can be undone by selecting the <text:span text:style-name="GUIText">Undo view</text:span> option from the popup menu's <text:span text:style-name="GUIText">View</text:span> menu. Sometimes the zoom controls can change based on the interactor settings, which are described further on in Interactor settings.</text:p>
      <text:h text:style-name="Heading_20_2" text:outline-level="3"><text:alphabetical-index-mark-start text:id="IMark429461412"/>Lineout mode<text:alphabetical-index-mark-end text:id="IMark429461412"/></text:h>
      <text:p text:style-name="Body">Lineout mode is only available when the vis window contains 2D plots. A lineout is essentially a slice of a two dimensional dataset that produces a one dimensional curve in another vis window. When a vis window is in lineout mode, pressing the left mouse button in the vis window creates the first endpoint of a line that will be used to create a curve. As you move the mouse around, the line to be created is drawn to indicate where the lineout will be applied. When you release the mouse button, VisIt adds a lineout to the vis window and a curve plot is created in another vis window.</text:p>
      <text:h text:style-name="Heading_20_2" text:outline-level="3"><text:alphabetical-index-mark-start text:id="IMark429461412"/>Pick mode<text:alphabetical-index-mark-end text:id="IMark429461412"/></text:h>
      <text:p text:style-name="Body">When a vis window is in pick mode, any click with the left mouse button causes VisIt to calculate the value of the plot at the clicked point and place a pick point marker in the vis window to indicate where you clicked. The calculated value is printed to the <text:span text:style-name="GUIText">Output Window</text:span> and the <text:span text:style-name="GUIText">Pick Window</text:span>.</text:p>
      <text:h text:style-name="Heading_20_1" text:outline-level="2"><draw:frame draw:style-name="fr6" draw:name="Frame_InteractorSettings" text:anchor-type="paragraph" svg:width="3in" draw:z-index="34"><draw:text-box fo:min-height="3in"><text:p text:style-name="Figure"><draw:frame draw:style-name="fr12" draw:name="graphics7" text:anchor-type="paragraph" svg:width="3in" svg:height="2.8035in" draw:z-index="35"><draw:image xlink:href="../images/VisualizationWindows/interactors.png" xlink:type="simple" xlink:show="embed" xlink:actuate="onLoad"/></draw:frame>Figure <text:sequence text:ref-name="refFigure8" text:name="Figure" text:formula="ooow:Figure+1" style:num-format="1">1-8</text:sequence>: Interactors window</text:p></draw:text-box></draw:frame><text:alphabetical-index-mark-start text:id="IMark429461412"/>Interactor settings<text:alphabetical-index-mark-end text:id="IMark429461412"/></text:h>
      <text:p text:style-name="Body">Some window modes such as Zoom mode and Navigate mode have certain interactor properties that you can set. Interactor properties influence how user interaction is fed to the controls in the different window modes. For example, you can set zoom interactor settings that clamp a zoom rectangle to a square or fill the viewport when zooming. VisIt provides the <text:span text:style-name="GUIText">Interactors window</text:span> so you can set properties for window modes that have interactor properties. The <text:span text:style-name="GUIText">Interactors window</text:span> is shown in <text:sequence-ref text:reference-format="category-and-value" text:ref-name="refFigure8">Figure 1-8</text:sequence-ref>.</text:p>
      <text:h text:style-name="Heading_20_2" text:outline-level="3"><text:alphabetical-index-mark-start text:id="IMark429461412" text:key1="Interactor settings"/>Zoom interactor settings<text:alphabetical-index-mark-end text:id="IMark429461412"/></text:h>
      <text:p text:style-name="Body">The zoom interactor settings are mostly used <text:soft-page-break/>when the vis window is in zoom mode. When the vis window is in zoom mode, clicking in the vis window will anchor a point that becomes one of the corners of a zoom rectangle. When you release the mouse, the point over which the mouse was released becomes the opposite corner of the zoom rectangle. VisIt's default behavior is to show guidelines that extend from the edges of the zoom rectangle to the edges of the plots' bounding box when the vis window is in 2D mode. If you want to turn off the guidelines, click off the <text:span text:style-name="GUIText">Show Guidelines</text:span> check box in the <text:span text:style-name="GUIText">Interactors window</text:span>.</text:p>
      <text:p text:style-name="Body">When sweeping out a zoom rectangle in zoom mode, VisIt allows you to draw a rectangle of any proportion. The relative shape of the zoom rectangle, in turn, influences the shape of the viewport drawn in the vis window. If you hold down the <text:span text:style-name="Emphasis">Shift</text:span> key while sweeping out the zoom rectangle, VisIt will constrain the shape of the zoom rectangle to a square. If you want VisIt to always force a square zoom rectangle so that you don't have to use the <text:span text:style-name="Emphasis">Shift</text:span> key, you can click on the <text:span text:style-name="GUIText">Clamp to Square</text:span> check box, click <text:span text:style-name="GUIText">Apply</text:span> in the <text:alphabetical-index-mark-start text:id="IMark429461412" text:key1="Interactor settings"/><text:span text:style-name="GUIText">Interactors window</text:span><text:alphabetical-index-mark-end text:id="IMark429461412"/> and save your settings.</text:p>
      <text:p text:style-name="Body">Using the <text:span text:style-name="GUIText">Clamp to Square</text:span> zoom mode is a good way to maximize the amount of the vis window that is used when you zoom in on plots and when the vis window is in zoom mode. When the vis window is in navigate mode, the middle mouse button also effects a zoom. By default, zooming with the middle mouse button zooms into the plots but keeps the same vis window viewport which may, depending on the aspect ratio of the plots, not make the best use of the vis window's pixels. Fortunately, you can turn on the <text:span text:style-name="GUIText">Fill viewport on zoom</text:span> check box to force middle mouse zooming to also enlarge the viewport to its largest possible size in order to make better use of the vis window's pixels.</text:p>
      <text:h text:style-name="Heading_20_2" text:outline-level="3"><text:alphabetical-index-mark-start text:id="IMark429461412" text:key1="Interactor settings"/>Navigation styles<text:alphabetical-index-mark-end text:id="IMark429461412"/></text:h>
      <text:p text:style-name="Body">When VisIt displays 3D plots, there are a few navigation styles from which you can choose by clicking on the following radio buttons in the <text:span text:style-name="GUIText">Interactors window</text:span>: <text:span text:style-name="GUIText">Trackball</text:span>, <text:span text:style-name="GUIText">Dolly</text:span>, and <text:span text:style-name="GUIText">Flythrough</text:span>. The default navigation style for 3D plots is: Trackball and it allows you to interactively rotate plots and move around them but it keeps the camera at a fixed distance from the plots and while it can get infinitely close to plots when you zoom in, it can never touch them or go inside of them. The Dolly navigation style behaves like the trackball style except that the when the camera zooms, it is actually moved. The Flythrough navigation style moves the camera and allows you to fly into plots and out the other side.</text:p>
      <text:h text:style-name="Heading_20_1" text:outline-level="2">The <text:alphabetical-index-mark-start text:id="IMark429461412"/>Popup menu<text:alphabetical-index-mark-end text:id="IMark429461412"/> and the <text:alphabetical-index-mark-start text:id="IMark429261100"/>Toolbar<text:alphabetical-index-mark-end text:id="IMark429261100"/></text:h>
      <text:p text:style-name="Body">Each vis window contains a <text:span text:style-name="GUIText">Popup menu</text:span> and a <text:span text:style-name="GUIText">Toolbar</text:span>, which can be used to perform several categories of operations such as window management, setting the window mode, activating tools, manipulating the view, or playing animations. Options in the <text:span text:style-name="GUIText">Popup menu</text:span> exist in the <text:span text:style-name="GUIText">Toolbar</text:span> and vice-versa. A group of actions that is represented in the <text:span text:style-name="GUIText">Popup menu</text:span> as a menu usually maps to a toolbar in the vis window's <text:span text:style-name="GUIText">Toolbar</text:span>. To perform an action using the <text:span text:style-name="GUIText">Toolbar</text:span>, you can just click on its buttons. Access the <text:span text:style-name="GUIText">Popup menu</text:span> by pressing the right mouse button in the vis <text:soft-page-break/>window. Select the desired item, then release the mouse button.</text:p>
      <text:h text:style-name="Heading_20_2" text:outline-level="3"><text:alphabetical-index-mark-start text:id="IMark429261100" text:key1="Toolbar"/>Hiding toolbars<text:alphabetical-index-mark-end text:id="IMark429261100"/></text:h>
      <text:p text:style-name="Body"><draw:frame draw:style-name="fr3" draw:name="Frame_CustomizeMenu" text:anchor-type="paragraph" svg:width="4in" draw:z-index="36"><draw:text-box fo:min-height="4in"><text:p text:style-name="Figure"><draw:frame draw:style-name="fr12" draw:name="graphics8" text:anchor-type="paragraph" svg:width="4in" svg:height="4.1173in" draw:z-index="37"><draw:image xlink:href="../images/VisualizationWindows/customizemenu.png" xlink:type="simple" xlink:show="embed" xlink:actuate="onLoad"/></draw:frame>Figure <text:sequence text:ref-name="refFigure9" text:name="Figure" text:formula="ooow:Figure+1" style:num-format="1">1-9</text:sequence>: Customize menu</text:p></draw:text-box></draw:frame>The <text:span text:style-name="GUIText">Popup menu</text:span> has a <text:span text:style-name="GUIText">Customize</text:span> menu that lets you customize the vis window's <text:span text:style-name="GUIText">Toolbar</text:span>. For instance, you can choose to hide all of the toolbars so that they do not take up any of your screen space if you use a small monitor. If you want to hide all toolbars, you can select the <text:span text:style-name="GUIText">Hide toolbars</text:span> option from the <text:span text:style-name="GUIText">Customize</text:span> menu. If you want to show the toolbars again, you can click the <text:span text:style-name="GUIText">Show toolbars</text:span> option in the <text:span text:style-name="GUIText">Customize</text:span> menu. Note that when you select the <text:span text:style-name="GUIText">Show toolbars </text:span>option, VisIt only shows the toolbars that were enabled before they were hidden. If you want to enable or disable individual toolbars, you can select from the <text:span text:style-name="GUIText">Toolbars</text:span> menu under the <text:span text:style-name="GUIText">Customize</text:span> menu so VisIt only shows the toolbars that you routinely need. Once you tell VisIt which toolbars you want to use, you can save your preferences using the <text:span text:style-name="GUIText">Save settings</text:span> option in the <text:span text:style-name="GUIText">Main Window's Options</text:span> menu so that the next time you run VisIt, it only shows the toolbars that you enabled.</text:p>
      <text:h text:style-name="Heading_20_2" text:outline-level="3"><text:alphabetical-index-mark-start text:id="IMark429261100" text:key1="Toolbar"/>Moving toolbars<text:alphabetical-index-mark-end text:id="IMark429261100"/></text:h>
      <text:p text:style-name="Body">Each of the vis window <text:span text:style-name="GUIText">Toolbar's</text:span> smaller toolbars can be moved to other edges of the vis window by clicking the small tab on the left or top side of the toolbar and dragging it to other edges of the vis window.</text:p>
      <text:h text:style-name="Heading_20_2" text:outline-level="3"><text:soft-page-break/><text:alphabetical-index-mark-start text:id="IMark429261100"/>Switching window modes<text:alphabetical-index-mark-end text:id="IMark429261100"/></text:h>
      <text:p text:style-name="Body"><draw:frame draw:style-name="fr3" draw:name="Frame_ModeMenu" text:anchor-type="paragraph" svg:width="6in" draw:z-index="38"><draw:text-box fo:min-height="4in"><text:p text:style-name="Frame_20_contents"/><text:p text:style-name="Frame_20_contents"><draw:frame text:anchor-type="paragraph" draw:z-index="42" draw:style-name="gr20" draw:text-style-name="P14" svg:width="1.1878in" svg:height="0.2504in" svg:x="3.5138in" svg:y="0.0335in"><draw:text-box><text:p text:style-name="P12"><text:span text:style-name="T1">Mode toolbar</text:span></text:p></draw:text-box></draw:frame><draw:frame text:anchor-type="paragraph" draw:z-index="43" draw:style-name="gr20" draw:text-style-name="P14" svg:width="1.1878in" svg:height="0.2504in" svg:x="2.2909in" svg:y="2.1102in"><draw:text-box><text:p text:style-name="P15"><text:span text:style-name="T1">Zone pick mode</text:span></text:p></draw:text-box></draw:frame><draw:frame text:anchor-type="paragraph" draw:z-index="44" draw:style-name="gr20" draw:text-style-name="P14" svg:width="1.1878in" svg:height="0.2504in" svg:x="2.2909in" svg:y="2.5563in"><draw:text-box><text:p text:style-name="P15"><text:span text:style-name="T1">Zoom mode</text:span></text:p></draw:text-box></draw:frame><draw:frame text:anchor-type="paragraph" draw:z-index="45" draw:style-name="gr20" draw:text-style-name="P14" svg:width="1.1878in" svg:height="0.2504in" svg:x="4.8118in" svg:y="0.5354in"><draw:text-box><text:p text:style-name="P15"><text:span text:style-name="T1">Node pick mode</text:span></text:p></draw:text-box></draw:frame><draw:frame text:anchor-type="paragraph" draw:z-index="46" draw:style-name="gr20" draw:text-style-name="P14" svg:width="1.1878in" svg:height="0.2504in" svg:x="4.8118in" svg:y="2.1102in"><draw:text-box><text:p text:style-name="P15"><text:span text:style-name="T1">Lineout mode</text:span></text:p></draw:text-box></draw:frame><draw:g text:anchor-type="paragraph" draw:z-index="48" draw:style-name="gr1"><draw:line draw:style-name="gr22" draw:text-style-name="P12" svg:x1="4.7724in" svg:y1="0.6417in" svg:x2="4.1472in" svg:y2="0.6417in"><text:p/></draw:line><draw:line draw:style-name="gr23" draw:text-style-name="P12" svg:x1="4.1472in" svg:y1="1.4in" svg:x2="4.1472in" svg:y2="0.6417in"><text:p/></draw:line></draw:g><draw:g text:anchor-type="paragraph" draw:z-index="49" draw:style-name="gr1"><draw:line draw:style-name="gr22" draw:text-style-name="P12" svg:x1="4.772in" svg:y1="2.2028in" svg:x2="4.6992in" svg:y2="2.2028in"><text:p/></draw:line><draw:line draw:style-name="gr23" draw:text-style-name="P12" svg:x1="4.6992in" svg:y1="1.722in" svg:x2="4.6992in" svg:y2="2.2039in"><text:p/></draw:line></draw:g><draw:g text:anchor-type="paragraph" draw:z-index="50" draw:style-name="gr1"><draw:line draw:style-name="gr22" draw:text-style-name="P12" svg:x1="3.1472in" svg:y1="2.6618in" svg:x2="4.4516in" svg:y2="2.6618in"><text:p/></draw:line><draw:line draw:style-name="gr23" draw:text-style-name="P12" svg:x1="4.4516in" svg:y1="1.722in" svg:x2="4.4516in" svg:y2="2.6622in"><text:p/></draw:line></draw:g><draw:g text:anchor-type="paragraph" draw:z-index="51" draw:style-name="gr1"><draw:line draw:style-name="gr22" draw:text-style-name="P12" svg:x1="3.272in" svg:y1="2.1937in" svg:x2="3.8972in" svg:y2="2.1937in"><text:p/></draw:line><draw:line draw:style-name="gr23" draw:text-style-name="P12" svg:x1="3.8972in" svg:y1="1.722in" svg:x2="3.8972in" svg:y2="2.1937in"><text:p/></draw:line></draw:g><draw:g text:anchor-type="paragraph" draw:z-index="47" draw:style-name="gr1"><draw:frame draw:style-name="gr21" draw:text-style-name="P14" svg:width="1.1878in" svg:height="0.2504in" svg:x="2.2909in" svg:y="0.5354in"><draw:text-box><text:p text:style-name="P15"><text:span text:style-name="T1">Navigate mode</text:span></text:p></draw:text-box></draw:frame><draw:g draw:style-name="gr2"><draw:line draw:style-name="gr22" draw:text-style-name="P12" svg:x1="3.2201in" svg:y1="0.6417in" svg:x2="3.5846in" svg:y2="0.6417in"><text:p/></draw:line><draw:line draw:style-name="gr23" draw:text-style-name="P12" svg:x1="3.5846in" svg:y1="1.4in" svg:x2="3.5846in" svg:y2="0.6417in"><text:p/></draw:line></draw:g></draw:g><draw:frame text:anchor-type="paragraph" draw:z-index="41" draw:style-name="gr19" draw:text-style-name="P14" svg:width="1.1878in" svg:height="0.2504in" svg:x="0.0429in" svg:y="0.0335in"><draw:text-box><text:p text:style-name="P12"><text:span text:style-name="T1">Mode menu</text:span></text:p></draw:text-box></draw:frame></text:p><text:p text:style-name="Figure"><draw:frame draw:style-name="fr13" draw:name="graphics9" text:anchor-type="paragraph" svg:width="2.1402in" svg:height="3in" draw:z-index="39"><draw:image xlink:href="../images/VisualizationWindows/popupmode.png" xlink:type="simple" xlink:show="embed" xlink:actuate="onLoad"/></draw:frame><draw:frame draw:style-name="fr15" draw:name="graphics10" text:anchor-type="paragraph" svg:x="3.3201in" svg:y="1.1299in" svg:width="1.5937in" svg:height="0.3228in" draw:z-index="40"><draw:image xlink:href="../images/VisualizationWindows/modetoolbar.png" xlink:type="simple" xlink:show="embed" xlink:actuate="onLoad"/></draw:frame></text:p><text:p text:style-name="Figure"/><text:p text:style-name="Figure"/><text:p text:style-name="Figure"/><text:p text:style-name="Figure"/><text:p text:style-name="Figure"/><text:p text:style-name="Figure"/><text:p text:style-name="Figure">Figure <text:sequence text:ref-name="refFigure10" text:name="Figure" text:formula="ooow:Figure+1" style:num-format="1">1-10</text:sequence>: Mode menu and toolbar</text:p></draw:text-box></draw:frame>The <text:span text:style-name="GUIText">Popup menu</text:span> contains a <text:span text:style-name="GUIText">Mode</text:span> menu (see <text:sequence-ref text:reference-format="category-and-value" text:ref-name="refFigure10">Figure 1-10</text:sequence-ref>) that contains the 5 window modes. You can select a window mode from the <text:span text:style-name="GUIText">Mode</text:span> menu to change the vis window's mode. If you want to move or zoom the plot, choose navigate or zoom modes. If you want to extract data from the plots in the vis window, choose lineout mode or one of the pick modes. You can also use the <text:span text:style-name="GUIText">Mode toolbar</text:span> to change the vis window's window mode.</text:p>
      <text:h text:style-name="Heading_20_2" text:outline-level="3"><text:alphabetical-index-mark-start text:id="IMark429261100"/>Activating tools<text:alphabetical-index-mark-end text:id="IMark429261100"/></text:h>
      <text:p text:style-name="Body">The <text:span text:style-name="GUIText">Popup menu</text:span> contains a <text:span text:style-name="GUIText">Tools</text:span> menu (see <text:sequence-ref text:reference-format="category-and-value" text:ref-name="refFigure11">Figure 1-11</text:sequence-ref>) that lists of all of VisIt's interactive tools. Each tool shown in the menu has an associated icon that is used to indicate if the tool is enabled and if it is available in the vis window. Some tools are not available if the vis window does not contain plots or if the plots in the vis window are the wrong dimension to be used with the tool. In that event, the tool cannot be activated and the menu and toolbar entries for that tool are disabled. If a tool is available, its icon is bright blue; otherwise the icon is grayed out. If a tool is enabled, its icon has a selection rectangle around it. To activate a tool, choose an inactive tool from the <text:span text:style-name="GUIText">Tools</text:span> menu or click on its button in the <text:span text:style-name="GUIText">Toolbar</text:span>. To deactivate a tool, choose the tool that you want to deactivate from the <text:span text:style-name="GUIText">Tools</text:span> menu or click on its button in the <text:span text:style-name="GUIText">Toolbar</text:span>.</text:p>
      <text:p text:style-name="Body"><draw:frame draw:style-name="fr3" draw:name="Frame1" text:anchor-type="paragraph" svg:width="5.3563in" draw:z-index="58"><draw:text-box fo:min-height="3.8417in"><text:p text:style-name="Frame_20_contents"><draw:frame text:anchor-type="paragraph" draw:z-index="59" draw:style-name="gr24" draw:text-style-name="P12" svg:width="1.9185in" svg:height="0.2713in" svg:x="0in" svg:y="0.148in"><draw:text-box><text:p text:style-name="P12">Tool menu</text:p></draw:text-box></draw:frame><draw:frame text:anchor-type="paragraph" draw:z-index="60" draw:style-name="gr25" draw:text-style-name="P12" svg:width="1.5835in" svg:height="0.2815in" svg:x="3.6575in" svg:y="0.148in"><draw:text-box><text:p text:style-name="P12">Tool toolbar</text:p></draw:text-box></draw:frame></text:p><text:p text:style-name="Frame_20_contents"><draw:g text:anchor-type="paragraph" draw:z-index="62" draw:style-name="gr1"><draw:frame draw:style-name="gr31" draw:text-style-name="P16" svg:width="1.2685in" svg:height="0.2516in" svg:x="2.8299in" svg:y="0.15in"><draw:text-box><text:p text:style-name="P15"><text:span text:style-name="T1">Sphere tool</text:span></text:p></draw:text-box></draw:frame><draw:frame draw:style-name="gr21" draw:text-style-name="P14" svg:width="1.1878in" svg:height="0.2504in" svg:x="2.8299in" svg:y="0.7689in"><draw:text-box><text:p text:style-name="P15"><text:span text:style-name="T1">Box tool</text:span></text:p></draw:text-box></draw:frame><draw:g draw:style-name="gr2"><draw:line draw:style-name="gr22" draw:text-style-name="P12" svg:x1="3.4701in" svg:y1="0.8953in" svg:x2="3.8346in" svg:y2="0.8953in"><text:p/></draw:line><draw:line draw:style-name="gr23" draw:text-style-name="P12" svg:x1="3.8346in" svg:y1="1.3106in" svg:x2="3.8346in" svg:y2="0.8953in"><text:p/></draw:line></draw:g><draw:g draw:style-name="gr2"><draw:line draw:style-name="gr22" draw:text-style-name="P12" svg:x1="3.4906in" svg:y1="0.5705in" svg:x2="4.1161in" svg:y2="0.5705in"><text:p/></draw:line><draw:line draw:style-name="gr23" draw:text-style-name="P12" svg:x1="4.1161in" svg:y1="1.3106in" svg:x2="4.1161in" svg:y2="0.5705in"><text:p/></draw:line></draw:g><draw:g draw:style-name="gr2"><draw:line draw:style-name="gr22" draw:text-style-name="P12" svg:x1="3.5232in" svg:y1="0.2413in" svg:x2="4.7098in" svg:y2="0.2413in"><text:p/></draw:line><draw:line draw:style-name="gr23" draw:text-style-name="P12" svg:x1="4.7098in" svg:y1="1.3102in" svg:x2="4.7098in" svg:y2="0.2413in"><text:p/></draw:line></draw:g><draw:frame draw:style-name="gr28" draw:text-style-name="P16" svg:width="1.1878in" svg:height="0.2039in" svg:x="2.8299in" svg:y="2.2in"><draw:text-box><text:p text:style-name="P15"><text:span text:style-name="T1">Plane tool</text:span></text:p></draw:text-box></draw:frame><draw:g draw:style-name="gr2"><draw:line draw:style-name="gr22" draw:text-style-name="P12" svg:x1="3.4909in" svg:y1="2.3177in" svg:x2="4.4283in" svg:y2="2.3177in"><text:p/></draw:line><draw:line draw:style-name="gr23" draw:text-style-name="P12" svg:x1="4.4283in" svg:y1="1.7016in" svg:x2="4.4283in" svg:y2="2.3181in"><text:p/></draw:line></draw:g><draw:frame draw:style-name="gr32" draw:text-style-name="P16" svg:width="1.7594in" svg:height="0.3106in" svg:x="2.8299in" svg:y="2.5201in"><draw:text-box><text:p text:style-name="P15"><text:span text:style-name="T1">Point tool</text:span></text:p></draw:text-box></draw:frame><draw:g draw:style-name="gr2"><draw:line draw:style-name="gr22" draw:text-style-name="P12" svg:x1="3.4807in" svg:y1="2.6425in" svg:x2="5.0535in" svg:y2="2.6425in"><text:p/></draw:line><draw:line draw:style-name="gr23" draw:text-style-name="P12" svg:x1="5.0535in" svg:y1="1.7016in" svg:x2="5.0535in" svg:y2="2.6425in"><text:p/></draw:line></draw:g><draw:frame draw:style-name="gr33" draw:text-style-name="P16" svg:width="1.0843in" svg:height="0.2295in" svg:x="2.8299in" svg:y="0.4902in"><draw:text-box><text:p text:style-name="P15"><text:span text:style-name="T1">Reset view</text:span></text:p></draw:text-box></draw:frame></draw:g></text:p><text:p text:style-name="Frame_20_contents"><draw:frame draw:style-name="fr13" draw:name="graphics14" text:anchor-type="paragraph" svg:width="1.85in" svg:height="3in" draw:z-index="80"><draw:image xlink:href="../images/VisualizationWindows/toolmenu.png" xlink:type="simple" xlink:show="embed" xlink:actuate="onLoad"/></draw:frame></text:p><text:p text:style-name="Frame_20_contents"/><text:p text:style-name="Frame_20_contents"/><text:p text:style-name="Frame_20_contents"/><text:p text:style-name="Frame_20_contents"><draw:frame draw:style-name="fr16" draw:name="graphics13" text:anchor-type="paragraph" svg:x="3.5929in" svg:y="-0.048in" svg:width="1.552in" svg:height="0.3752in" draw:z-index="61"><draw:image xlink:href="../images/VisualizationWindows/tooltoolbar.png" xlink:type="simple" xlink:show="embed" xlink:actuate="onLoad"/></draw:frame></text:p><text:p text:style-name="Frame_20_contents"/><text:p text:style-name="Frame_20_contents"/><text:p text:style-name="Frame_20_contents"/><text:p text:style-name="Frame_20_contents"/><text:p text:style-name="Figure">Figure <text:sequence text:ref-name="refFigure11" text:name="Figure" text:formula="ooow:Figure+1" style:num-format="1">1-11</text:sequence>: View menu and toolbar</text:p></draw:text-box></draw:frame><text:soft-page-break/></text:p>
      <text:h text:style-name="Heading_20_2" text:outline-level="3"><text:alphabetical-index-mark-start text:id="IMark429261100"/>View options<text:alphabetical-index-mark-end text:id="IMark429261100"/></text:h>
      <text:p text:style-name="Body"><draw:frame draw:style-name="fr7" draw:name="Frame_ToolMenu" text:anchor-type="paragraph" svg:width="6in" draw:z-index="52"><draw:text-box fo:min-height="3.489in"><text:p text:style-name="Frame_20_contents"><draw:frame text:anchor-type="paragraph" draw:z-index="55" draw:style-name="gr24" draw:text-style-name="P12" svg:width="3.4079in" svg:height="0.2713in" svg:x="0in" svg:y="0.148in"><draw:text-box><text:p text:style-name="P12">View menu</text:p></draw:text-box></draw:frame><draw:frame text:anchor-type="paragraph" draw:z-index="56" draw:style-name="gr25" draw:text-style-name="P12" svg:width="2.2606in" svg:height="0.2815in" svg:x="3.5535in" svg:y="0.148in"><draw:text-box><text:p text:style-name="P12">View toolbar</text:p></draw:text-box></draw:frame></text:p><text:p text:style-name="Frame_20_contents"/><text:p text:style-name="Frame_20_contents"><draw:frame draw:style-name="fr17" draw:name="graphics12" text:anchor-type="paragraph" svg:x="3.5728in" svg:y="1.1146in" svg:width="2.2083in" svg:height="0.3126in" draw:z-index="53"><draw:image xlink:href="../images/VisualizationWindows/viewtoolbar.png" xlink:type="simple" xlink:show="embed" xlink:actuate="onLoad"/></draw:frame><draw:frame draw:style-name="fr18" draw:name="graphics11" text:anchor-type="paragraph" svg:width="3.4098in" svg:height="2.5in" draw:z-index="54"><draw:image xlink:href="../images/VisualizationWindows/viewmenu.png" xlink:type="simple" xlink:show="embed" xlink:actuate="onLoad"/></draw:frame><draw:g text:anchor-type="paragraph" draw:z-index="57" draw:style-name="gr1"><draw:frame draw:style-name="gr21" draw:text-style-name="P14" svg:width="1.1878in" svg:height="0.2504in" svg:x="2.8311in" svg:y="0.2949in"><draw:text-box><text:p text:style-name="P15"><text:span text:style-name="T1">Perspective</text:span></text:p></draw:text-box></draw:frame><draw:g draw:style-name="gr2"><draw:line draw:style-name="gr22" draw:text-style-name="P12" svg:x1="3.4701in" svg:y1="0.4209in" svg:x2="3.8346in" svg:y2="0.4209in"><text:p/></draw:line><draw:line draw:style-name="gr23" draw:text-style-name="P12" svg:x1="3.8346in" svg:y1="1.0354in" svg:x2="3.8346in" svg:y2="0.4209in"><text:p/></draw:line></draw:g><draw:frame draw:style-name="gr26" draw:text-style-name="P16" svg:width="1.0843in" svg:height="0.3016in" svg:x="2.8311in" svg:y="-0.0063in"><draw:text-box><text:p text:style-name="P15"><text:span text:style-name="T1">Reset view</text:span></text:p></draw:text-box></draw:frame><draw:g draw:style-name="gr2"><draw:line draw:style-name="gr22" draw:text-style-name="P12" svg:x1="3.4906in" svg:y1="0.1209in" svg:x2="4.1161in" svg:y2="0.1209in"><text:p/></draw:line><draw:line draw:style-name="gr23" draw:text-style-name="P12" svg:x1="4.1146in" svg:y1="1.0346in" svg:x2="4.1146in" svg:y2="0.1209in"><text:p/></draw:line></draw:g><draw:frame draw:style-name="gr27" draw:text-style-name="P16" svg:width="1.2685in" svg:height="0.3524in" svg:x="2.8311in" svg:y="-0.1835in"><draw:text-box><text:p text:style-name="P15"><text:span text:style-name="T1">Undo view</text:span></text:p></draw:text-box></draw:frame><draw:g draw:style-name="gr2"><draw:line draw:style-name="gr22" draw:text-style-name="P12" svg:x1="3.5232in" svg:y1="-0.0335in" svg:x2="4.7098in" svg:y2="-0.0335in"><text:p/></draw:line><draw:line draw:style-name="gr23" draw:text-style-name="P12" svg:x1="4.7091in" svg:y1="1.0354in" svg:x2="4.7091in" svg:y2="-0.0335in"><text:p/></draw:line></draw:g><draw:g draw:style-name="gr2"><draw:frame draw:style-name="gr28" draw:text-style-name="P16" svg:width="1.1878in" svg:height="0.2039in" svg:x="3.1295in" svg:y="1.9299in"><draw:text-box><text:p text:style-name="P15"><text:span text:style-name="T1">Recenter view</text:span></text:p></draw:text-box></draw:frame><draw:g draw:style-name="gr2"><draw:line draw:style-name="gr22" draw:text-style-name="P12" svg:x1="3.9701in" svg:y1="2.0429in" svg:x2="4.4283in" svg:y2="2.0429in"><text:p/></draw:line><draw:line draw:style-name="gr23" draw:text-style-name="P12" svg:x1="4.4283in" svg:y1="1.4264in" svg:x2="4.4283in" svg:y2="2.0429in"><text:p/></draw:line></draw:g></draw:g><draw:g draw:style-name="gr2"><draw:frame draw:style-name="gr29" draw:text-style-name="P16" svg:width="1.9976in" svg:height="0.2776in" svg:x="3.1295in" svg:y="2.1122in"><draw:text-box><text:p text:style-name="P15"><text:span text:style-name="T1">Save view</text:span></text:p></draw:text-box></draw:frame><draw:g draw:style-name="gr2"><draw:line draw:style-name="gr22" draw:text-style-name="P12" svg:x1="3.7409in" svg:y1="2.2646in" svg:x2="5.3138in" svg:y2="2.2646in"><text:p/></draw:line><draw:line draw:style-name="gr23" draw:text-style-name="P12" svg:x1="5.3138in" svg:y1="1.4264in" svg:x2="5.3138in" svg:y2="2.2661in"><text:p/></draw:line></draw:g></draw:g><draw:g draw:style-name="gr2"><draw:frame draw:style-name="gr30" draw:text-style-name="P16" svg:width="2.274in" svg:height="0.3559in" svg:x="3.1295in" svg:y="2.35in"><draw:text-box><text:p text:style-name="P15"><text:span text:style-name="T1">Choose center</text:span></text:p></draw:text-box></draw:frame><draw:g draw:style-name="gr2"><draw:line draw:style-name="gr22" draw:text-style-name="P12" svg:x1="3.95in" svg:y1="2.5024in" svg:x2="5.6161in" svg:y2="2.5024in"><text:p/></draw:line><draw:line draw:style-name="gr23" draw:text-style-name="P12" svg:x1="5.6146in" svg:y1="1.4264in" svg:x2="5.6146in" svg:y2="2.5024in"><text:p/></draw:line></draw:g></draw:g></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igure">Figure <text:sequence text:ref-name="refFigure12" text:name="Figure" text:formula="ooow:Figure+1" style:num-format="1">1-12</text:sequence>: View menu and toolbar</text:p></draw:text-box></draw:frame><text:soft-page-break/>VisIt's <text:span text:style-name="GUIText">Popup menu</text:span> and <text:span text:style-name="GUIText">Toolbar</text:span> (see <text:sequence-ref text:reference-format="category-and-value" text:ref-name="refFigure12">Figure 1-12</text:sequence-ref>) have several options that are available for manipulating the view. You can reset the view, recenter the view, undo a view change, toggle perspective viewing, save and reuse useful views, or choose a new center of rotation.</text:p>
      <text:h text:style-name="Heading_20_3" text:outline-level="4"><text:alphabetical-index-mark-start text:id="IMark429261100" text:key1="View options"/>Resetting the view<text:alphabetical-index-mark-end text:id="IMark429261100"/></text:h>
      <text:p text:style-name="Body">The <text:span text:style-name="GUIText">Popup menu</text:span> has a <text:span text:style-name="GUIText">Reset view</text:span> option (see <text:sequence-ref text:reference-format="category-and-value" text:ref-name="refFigure12">Figure 1-12</text:sequence-ref>) that resets the view used to view the plots in the vis window. The view is typically reset to look down the -Z axis in a right-handed coordinate system. You can reset the view by selecting the Reset view option from the <text:span text:style-name="GUIText">Popup menu</text:span> or by clicking on the <text:span text:style-name="GUIText">Reset view icon</text:span> in the <text:span text:style-name="GUIText">Toolbar</text:span>.</text:p>
      <text:h text:style-name="Heading_20_3" text:outline-level="4"><text:alphabetical-index-mark-start text:id="IMark429261100" text:key1="View options"/>Recentering the view<text:alphabetical-index-mark-end text:id="IMark429261100"/></text:h>
      <text:p text:style-name="Body">Sometimes adding a plot to a vis window that already contains plots can result in a lop-sided visualization. This happens when the spatial extents of the plots do not match. The <text:span text:style-name="GUIText">Popup menu</text:span> has a <text:span text:style-name="GUIText">Recenter view</text:span> option (see <text:sequence-ref text:reference-format="category-and-value" text:ref-name="refFigure12">Figure 1-12</text:sequence-ref>) to calculate a new center of rotation for the plots so they are drawn in the center of the window. You can also recenter the view by clicking on the <text:span text:style-name="GUIText">Recenter view icon</text:span> in the <text:span text:style-name="GUIText">Toolbar</text:span>. To make sure that the view updates appropriately when new plots are added to the vis window, you may also want to check the <text:span text:style-name="GUIText">Auto center view</text:span> check box that is available in the <text:span text:style-name="GUIText">View Window</text:span>.</text:p>
      <text:h text:style-name="Heading_20_3" text:outline-level="4"><text:soft-page-break/><text:alphabetical-index-mark-start text:id="IMark429261100" text:key1="View options"/>Undo view<text:alphabetical-index-mark-end text:id="IMark429261100"/></text:h>
      <text:p text:style-name="Body">The vis window saves the last ten views in a buffer so that you can restore them if you make an unintended change to the view. You can undo a view change, by selecting the <text:span text:style-name="GUIText">Undo view</text:span> option in the <text:span text:style-name="GUIText">Popup menu's View</text:span> menu or by clicking the <text:span text:style-name="GUIText">Undo view icon</text:span> in the <text:span text:style-name="GUIText">Toolbar</text:span> (see <text:sequence-ref text:reference-format="category-and-value" text:ref-name="refFigure12">Figure 1-12</text:sequence-ref>).</text:p>
      <text:h text:style-name="Heading_20_3" text:outline-level="4"><text:alphabetical-index-mark-start text:id="IMark429261100" text:key1="View options"/>Changing view perspective<text:alphabetical-index-mark-end text:id="IMark429261100"/></text:h>
      <text:p text:style-name="Body"><draw:frame draw:style-name="fr8" draw:name="Frame_PerspectiveExample" text:anchor-type="paragraph" svg:width="2.5in" draw:z-index="63"><draw:text-box fo:min-height="1.5189in"><text:p text:style-name="Figure"><draw:frame draw:style-name="fr12" draw:name="graphics15" text:anchor-type="paragraph" svg:width="2.5in" svg:height="1.0764in" draw:z-index="64"><draw:image xlink:href="../images/VisualizationWindows/perspective.png" xlink:type="simple" xlink:show="embed" xlink:actuate="onLoad"/></draw:frame>Figure <text:sequence text:ref-name="refFigure13" text:name="Figure" text:formula="ooow:Figure+1" style:num-format="1">1-13</text:sequence>: Perspective example</text:p></draw:text-box></draw:frame>When the vis window contains 3D plots, the perspective setting can be used to enhance how 3D the plot looks. In a perspective projection, graphics grow smaller as they recede into the distance which makes them look more realistic. To change the perspective setting, click on the <text:span text:style-name="GUIText">Perspective</text:span> option in the <text:span text:style-name="GUIText">Popup menu's</text:span> <text:span text:style-name="GUIText">View</text:span> menu (see <text:sequence-ref text:reference-format="category-and-value" text:ref-name="refFigure12">Figure 1-12</text:sequence-ref>). When the vis window uses a perspective projection, the Popup menu's Perspective option will have a selection rectangle around its icon. You can also turn perspective on or off by clicking on the <text:span text:style-name="GUIText">Perspective icon</text:span> in the <text:span text:style-name="GUIText">Toolbar</text:span>. The difference in appearance having perspective and not having it is shown in <text:sequence-ref text:reference-format="category-and-value" text:ref-name="refFigure13">Figure 1-13</text:sequence-ref>.</text:p>
      <text:h text:style-name="Heading_20_3" text:outline-level="4"><text:alphabetical-index-mark-start text:id="IMark429261100" text:key1="View options"/>Locking views<text:alphabetical-index-mark-end text:id="IMark429261100"/></text:h>
      <text:p text:style-name="Body">The vis window can lock its view to other vis windows. When this toggle is set, making a change that affects the view in the active vis window will cause other vis windows that have the lock views toggle set to receive the same view as the active window. To lock the view, select the <text:span text:style-name="GUIText">Lock view</text:span> option from the <text:span text:style-name="GUIText">Popup menu's</text:span> <text:span text:style-name="GUIText">View</text:span> menu (see <text:sequence-ref text:reference-format="category-and-value" text:ref-name="refFigure12">Figure 1-12</text:sequence-ref>) or click on the <text:span text:style-name="GUIText">Lock view icon</text:span> in the <text:span text:style-name="GUIText">Toolbar</text:span>. Note that you can lock 2D and 3D windows separately.</text:p>
      <text:h text:style-name="Heading_20_3" text:outline-level="4"><text:alphabetical-index-mark-start text:id="IMark429261100" text:key1="View options"/>Saving and reusing views<text:alphabetical-index-mark-end text:id="IMark429261100"/></text:h>
      <text:p text:style-name="Body">Sometimes when analyzing a database, it is useful to be able to toggle between several different views. VisIt allows you to save up to 15 views that you can then use to look at different parts of your visualization. When you navigate to a view that you like, click the <text:span text:style-name="GUIText">Save view</text:span> icon in the <text:span text:style-name="GUIText">View</text:span> toolbar or click the <text:span text:style-name="GUIText">Save view</text:span> option in the <text:span text:style-name="GUIText">Popup menu's View</text:span> menu to save the view. When you save a view, VisIt adds a new numbered camera icon to the <text:span text:style-name="GUIText">View</text:span> toolbar and the <text:span text:style-name="GUIText">Popup menu</text:span>. Clicking on a view icon makes VisIt use the view that is associated with the clicked icon so you have one-click access to all of your saved views. You can preserve the saved views across VisIt sessions if you save your settings. If you want to delete the saved views so you can create different saved views, click the <text:span text:style-name="GUIText">Clear saved views</text:span> icon next to the <text:span text:style-name="GUIText">Save views</text:span> <text:soft-page-break/>icon in the <text:span text:style-name="GUIText">View</text:span> toolbar.</text:p>
      <text:h text:style-name="Heading_20_3" text:outline-level="4"><text:alphabetical-index-mark-start text:id="IMark429261100" text:key1="View options"/>Fullframe mode<text:alphabetical-index-mark-end text:id="IMark429261100"/></text:h>
      <text:p text:style-name="Body">Some databases yield plots that are so long and skinny that they leave most of the vis window blank when VisIt displays them. VisIt provides Fullframe mode to stretch the plots so they fill more of the vis window so it is easier to see them. It is worth noting that Fullframe mode does not preserve a 1:1 aspect ratio for the displayed plots because they are stretched in each dimension so they fit better in the vis window. To activate Fullframe mode, click on the <text:span text:style-name="GUIText">Fullframe</text:span> option in the <text:span text:style-name="GUIText">Popup menu's View</text:span> menu.</text:p>
      <text:h text:style-name="Heading_20_3" text:outline-level="4"><text:alphabetical-index-mark-start text:id="IMark429261100" text:key1="View options"/>Choosing a new center of rotation<text:alphabetical-index-mark-end text:id="IMark429261100"/></text:h>
      <text:p text:style-name="Body">When you are working with a 3D database and you have created plots and zoomed in on them, you should set the center of rotation. The center of rotation is the point about which the plots are rotated when you rotate the plots in navigate mode. Normally, the center of rotation is set to the center of the plots being visualized. When you zoom way in on plots and attempt to rotate them, the default center of rotation often causes plots to whiz off of the screen when you rotate because the center of rotation is not close enough to the geometry that you are actually viewing. To set the center of rotation to something more suitable, VisIt provides the <text:span text:style-name="GUIText">Choose center</text:span> button, which can be accessed in the <text:span text:style-name="GUIText">Popup</text:span> menu or in the <text:span text:style-name="GUIText">View</text:span> toolbar. Once you click the <text:span text:style-name="GUIText">Choose center</text:span> button, VisIt temporarily switches to pick mode so you can click on the part of your visualization that you want to become the new center of rotation. Once you click on a plot, VisIt exits pick mode and uses the picked point as the new center of rotation. After setting the center of rotation, VisIt will make sure that the picked point is visible at all times.</text:p>
      <text:h text:style-name="Heading_20_2" text:outline-level="3"><text:alphabetical-index-mark-start text:id="IMark429261100"/>Animation options<text:alphabetical-index-mark-end text:id="IMark429261100"/></text:h>
      <text:p text:style-name="Body">The animation controls in VisIt's <text:span text:style-name="GUIText">Main Window</text:span> are not the only controls that are provided for playing animations. Each vis window's <text:span text:style-name="GUIText">Popup menu</text:span> and <text:span text:style-name="GUIText">Toolbar</text:span> has options for playing and stepping through animations. To play an animation, select the Play option from the <text:span text:style-name="GUIText">Popup menu's Animation</text:span> menu or click on the <text:span text:style-name="GUIText">Play icon</text:span> in the <text:span text:style-name="GUIText">Toolbar</text:span>, shown in <text:sequence-ref text:reference-format="category-and-value" text:ref-name="refFigure14">Figure 1-14</text:sequence-ref>. To play the animation in reverse, select the <text:span text:style-name="GUIText">Reverse play</text:span> option or click on the <text:span text:style-name="GUIText">Reverse play icon</text:span> in the <text:span text:style-name="GUIText">Toolbar</text:span>. To stop the animation from playing, select the <text:span text:style-name="GUIText">Stop</text:span> option in the <text:span text:style-name="GUIText">Animation</text:span> menu or click on the <text:span text:style-name="GUIText">Stop icon</text:span> in the <text:span text:style-name="GUIText">Toolbar</text:span>. If you want to advance or reverse one frame at a time, use forward or reverse step.</text:p>
      <text:p text:style-name="Body"><draw:frame draw:style-name="fr3" draw:name="Frame2" text:anchor-type="paragraph" svg:width="5.3563in" draw:z-index="65"><draw:text-box fo:min-height="3.8417in"><text:p text:style-name="Frame_20_contents"><draw:frame text:anchor-type="paragraph" draw:z-index="66" draw:style-name="gr24" draw:text-style-name="P12" svg:width="2.6276in" svg:height="0.2713in" svg:x="0in" svg:y="0.148in"><draw:text-box><text:p text:style-name="P12">Animation menu</text:p></draw:text-box></draw:frame><draw:frame text:anchor-type="paragraph" draw:z-index="67" draw:style-name="gr25" draw:text-style-name="P12" svg:width="1.7705in" svg:height="0.2815in" svg:x="3.4709in" svg:y="0.148in"><draw:text-box><text:p text:style-name="P12">Animation toolbar</text:p></draw:text-box></draw:frame></text:p><text:p text:style-name="Frame_20_contents"><draw:frame text:anchor-type="paragraph" draw:z-index="68" draw:style-name="gr34" draw:text-style-name="P16" svg:width="1.2685in" svg:height="0.2516in" svg:x="2.8299in" svg:y="0.15in"><draw:text-box><text:p text:style-name="P15"><text:span text:style-name="T1">Play</text:span></text:p></draw:text-box></draw:frame><draw:frame text:anchor-type="paragraph" draw:z-index="69" draw:style-name="gr20" draw:text-style-name="P14" svg:width="1.1878in" svg:height="0.2504in" svg:x="2.8299in" svg:y="0.7689in"><draw:text-box><text:p text:style-name="P15"><text:span text:style-name="T1">Reverse step</text:span></text:p></draw:text-box></draw:frame><draw:frame text:anchor-type="paragraph" draw:z-index="73" draw:style-name="gr35" draw:text-style-name="P16" svg:width="1.1878in" svg:height="0.2039in" svg:x="2.8299in" svg:y="2.2in"><draw:text-box><text:p text:style-name="P15"><text:span text:style-name="T1">Stop</text:span></text:p></draw:text-box></draw:frame><draw:frame text:anchor-type="paragraph" draw:z-index="75" draw:style-name="gr36" draw:text-style-name="P16" svg:width="1.7594in" svg:height="0.3106in" svg:x="2.8299in" svg:y="2.5201in"><draw:text-box><text:p text:style-name="P15"><text:span text:style-name="T1">Forward step</text:span></text:p></draw:text-box></draw:frame><draw:frame text:anchor-type="paragraph" draw:z-index="77" draw:style-name="gr37" draw:text-style-name="P16" svg:width="1.0843in" svg:height="0.2295in" svg:x="2.8299in" svg:y="0.4902in"><draw:text-box><text:p text:style-name="P15"><text:span text:style-name="T1">Reverse play</text:span></text:p></draw:text-box></draw:frame></text:p><text:p text:style-name="Frame_20_contents"><draw:frame draw:style-name="fr13" draw:name="graphics16" text:anchor-type="paragraph" svg:width="2.6098in" svg:height="3in" draw:z-index="78"><draw:image xlink:href="../images/VisualizationWindows/animationmenu.png" xlink:type="simple" xlink:show="embed" xlink:actuate="onLoad"/></draw:frame><draw:g text:anchor-type="paragraph" draw:z-index="72" draw:style-name="gr1"><draw:line draw:style-name="gr22" draw:text-style-name="P12" svg:x1="3.0953in" svg:y1="-0.0335in" svg:x2="4.7094in" svg:y2="-0.0335in"><text:p/></draw:line><draw:line draw:style-name="gr23" draw:text-style-name="P12" svg:x1="4.7098in" svg:y1="1.0354in" svg:x2="4.7098in" svg:y2="-0.0335in"><text:p/></draw:line></draw:g></text:p><text:p text:style-name="Frame_20_contents"><draw:g text:anchor-type="paragraph" draw:z-index="71" draw:style-name="gr1"><draw:line draw:style-name="gr22" draw:text-style-name="P12" svg:x1="3.6169in" svg:y1="0.0205in" svg:x2="4.1161in" svg:y2="0.0205in"><text:p/></draw:line><draw:line draw:style-name="gr23" draw:text-style-name="P12" svg:x1="4.1146in" svg:y1="0.7606in" svg:x2="4.1146in" svg:y2="0.0205in"><text:p/></draw:line></draw:g></text:p><text:p text:style-name="Frame_20_contents"><draw:g text:anchor-type="paragraph" draw:z-index="70" draw:style-name="gr1"><draw:line draw:style-name="gr22" draw:text-style-name="P12" svg:x1="3.6063in" svg:y1="0.0701in" svg:x2="3.8346in" svg:y2="0.0701in"><text:p/></draw:line><draw:line draw:style-name="gr23" draw:text-style-name="P12" svg:x1="3.8346in" svg:y1="0.4854in" svg:x2="3.8346in" svg:y2="0.0701in"><text:p/></draw:line></draw:g></text:p><text:p text:style-name="Frame_20_contents"/><text:p text:style-name="Frame_20_contents"><draw:frame draw:style-name="fr17" draw:name="graphics17" text:anchor-type="paragraph" svg:x="3.5201in" svg:y="0in" svg:width="1.5937in" svg:height="0.3228in" draw:z-index="79"><draw:image xlink:href="../images/VisualizationWindows/animationtoolbar.png" xlink:type="simple" xlink:show="embed" xlink:actuate="onLoad"/></draw:frame><draw:g text:anchor-type="paragraph" draw:z-index="74" draw:style-name="gr1"><draw:line draw:style-name="gr22" draw:text-style-name="P12" svg:x1="3.1374in" svg:y1="0.9429in" svg:x2="4.4283in" svg:y2="0.9429in"><text:p/></draw:line><draw:line draw:style-name="gr23" draw:text-style-name="P12" svg:x1="4.4283in" svg:y1="0.3264in" svg:x2="4.4283in" svg:y2="0.9429in"><text:p/></draw:line></draw:g><draw:g text:anchor-type="paragraph" draw:z-index="76" draw:style-name="gr1"><draw:line draw:style-name="gr22" draw:text-style-name="P12" svg:x1="3.7in" svg:y1="1.2673in" svg:x2="5.0535in" svg:y2="1.2673in"><text:p/></draw:line><draw:line draw:style-name="gr23" draw:text-style-name="P12" svg:x1="5.0535in" svg:y1="0.3264in" svg:x2="5.0535in" svg:y2="1.2673in"><text:p/></draw:line></draw:g></text:p><text:p text:style-name="Frame_20_contents"/><text:p text:style-name="Frame_20_contents"/><text:p text:style-name="Frame_20_contents"/><text:p text:style-name="Figure"/><text:p text:style-name="Figure">Figure <text:sequence text:ref-name="refFigure14" text:name="Figure" text:formula="ooow:Figure+1" style:num-format="1">1-14</text:sequence>: Animation menu and toolbar</text:p></draw:text-box></draw:frame><text:soft-page-break/></text:p>
      <text:h text:style-name="Heading_20_2" text:outline-level="3"><text:alphabetical-index-mark-start text:id="IMark429261100"/>Window options<text:alphabetical-index-mark-end text:id="IMark429261100"/></text:h>
      <text:p text:style-name="Body"><draw:frame draw:style-name="fr2" draw:name="Frame4" text:anchor-type="paragraph" svg:width="3.4929in" draw:z-index="81"><draw:text-box fo:min-height="3.3752in"><text:p text:style-name="Figure"><draw:frame draw:style-name="fr13" draw:name="graphics18" text:anchor-type="paragraph" svg:width="3.4201in" svg:height="3in" draw:z-index="82"><draw:image xlink:href="../images/VisualizationWindows/windowmenu.png" xlink:type="simple" xlink:show="embed" xlink:actuate="onLoad"/></draw:frame>Figure <text:sequence text:ref-name="refFigure15" text:name="Figure" text:formula="ooow:Figure+1" style:num-format="1">1-15</text:sequence>: Window menu</text:p></draw:text-box></draw:frame>Many window options have previously been explained in this chapter so this section describes some addition options that were not covered. Many of the options in the <text:span text:style-name="GUIText">Main Window's Windows</text:span> menu are also present in the <text:span text:style-name="GUIText">Popup menu's</text:span> <text:span text:style-name="GUIText">Window</text:span> menu and toolbar (see <text:sequence-ref text:reference-format="category-and-value" text:ref-name="refFigure15">Figure 1-15</text:sequence-ref>).</text:p>
      <text:h text:style-name="Heading_20_3" text:outline-level="4"><text:soft-page-break/><text:alphabetical-index-mark-start text:id="IMark429261100" text:key1="Window options"/>Changing bounding-box mode<text:alphabetical-index-mark-end text:id="IMark429261100"/></text:h>
      <text:p text:style-name="Body"><draw:frame draw:style-name="fr3" draw:name="Frame_WindowToolbar" text:anchor-type="paragraph" svg:width="6in" draw:z-index="83"><draw:text-box fo:min-height="2.6091in"><text:p text:style-name="Frame_20_contents"><draw:frame text:anchor-type="paragraph" draw:z-index="85" draw:style-name="gr25" draw:text-style-name="P12" svg:width="3.4378in" svg:height="0.2815in" svg:x="1.272in" svg:y="0.0772in"><draw:text-box><text:p text:style-name="P12">Window toolbar</text:p></draw:text-box></draw:frame></text:p><text:p text:style-name="Figure"><draw:g text:anchor-type="paragraph" draw:z-index="94" draw:style-name="gr1"><draw:line draw:style-name="gr22" draw:text-style-name="P12" svg:x1="1.2098in" svg:y1="0.3858in" svg:x2="2.0433in" svg:y2="0.3858in"><text:p/></draw:line><draw:line draw:style-name="gr23" draw:text-style-name="P12" svg:x1="2.0425in" svg:y1="1.0004in" svg:x2="2.0425in" svg:y2="0.3858in"><text:p/></draw:line></draw:g><draw:frame draw:style-name="fr19" draw:name="graphics19" text:anchor-type="paragraph" svg:width="3.4791in" svg:height="0.3228in" draw:z-index="84"><draw:image xlink:href="../images/VisualizationWindows/windowtoolbar.png" xlink:type="simple" xlink:show="embed" xlink:actuate="onLoad"/></draw:frame><draw:g text:anchor-type="paragraph" draw:z-index="96" draw:style-name="gr1"><draw:line draw:style-name="gr22" draw:text-style-name="P12" svg:x1="4.5118in" svg:y1="0.3858in" svg:x2="4.3035in" svg:y2="0.3858in"><text:p/></draw:line><draw:line draw:style-name="gr23" draw:text-style-name="P12" svg:x1="4.3035in" svg:y1="1.0004in" svg:x2="4.3035in" svg:y2="0.3858in"><text:p/></draw:line></draw:g><draw:frame text:anchor-type="paragraph" draw:z-index="93" draw:style-name="gr38" draw:text-style-name="P16" svg:width="1.2567in" svg:height="0.2295in" svg:x="0.3in" svg:y="0.6in"><draw:text-box><text:p text:style-name="P15"><text:span text:style-name="T1">Set active window</text:span></text:p></draw:text-box></draw:frame><draw:frame text:anchor-type="paragraph" draw:z-index="92" draw:style-name="gr38" draw:text-style-name="P16" svg:width="1.2567in" svg:height="0.2295in" svg:x="0.3in" svg:y="0.3098in"><draw:text-box><text:p text:style-name="P15"><text:span text:style-name="T1">Clone window</text:span></text:p></draw:text-box></draw:frame><draw:frame text:anchor-type="paragraph" draw:z-index="91" draw:style-name="gr38" draw:text-style-name="P16" svg:width="1.2567in" svg:height="0.2295in" svg:x="0.3035in" svg:y="1.6709in"><draw:text-box><text:p text:style-name="P15"><text:span text:style-name="T1">Create new window</text:span></text:p></draw:text-box></draw:frame><draw:frame text:anchor-type="paragraph" draw:z-index="90" draw:style-name="gr38" draw:text-style-name="P14" svg:width="1.2567in" svg:height="0.2295in" svg:x="1.7035in" svg:y="1.6709in"><draw:text-box><text:p text:style-name="P12"><text:span text:style-name="T1">Delete window</text:span></text:p></draw:text-box></draw:frame><draw:frame text:anchor-type="paragraph" draw:z-index="89" draw:style-name="gr38" draw:text-style-name="P14" svg:width="0.7878in" svg:height="0.2295in" svg:x="3.672in" svg:y="1.6709in"><draw:text-box><text:p text:style-name="P12"><text:span text:style-name="T1">Spin mode</text:span></text:p></draw:text-box></draw:frame><draw:frame text:anchor-type="paragraph" draw:z-index="87" draw:style-name="gr38" draw:text-style-name="P14" svg:width="1.3441in" svg:height="0.2295in" svg:x="4.4598in" svg:y="0.3126in"><draw:text-box><text:p text:style-name="P12"><text:span text:style-name="T1">Bounding-box mode</text:span></text:p></draw:text-box></draw:frame><draw:frame text:anchor-type="paragraph" draw:z-index="86" draw:style-name="gr38" draw:text-style-name="P14" svg:width="1.3441in" svg:height="0.2295in" svg:x="2.4909in" svg:y="0.3126in"><draw:text-box><text:p text:style-name="P12"><text:span text:style-name="T1">Window layout</text:span></text:p></draw:text-box></draw:frame></text:p><text:p text:style-name="Figure"><draw:g text:anchor-type="paragraph" draw:z-index="95" draw:style-name="gr1"><draw:line draw:style-name="gr22" draw:text-style-name="P12" svg:x1="1.3661in" svg:y1="0.1425in" svg:x2="1.5327in" svg:y2="0.1425in"><text:p/></draw:line><draw:line draw:style-name="gr23" draw:text-style-name="P12" svg:x1="1.5327in" svg:y1="0.4437in" svg:x2="1.5327in" svg:y2="0.1425in"><text:p/></draw:line></draw:g><draw:line text:anchor-type="paragraph" draw:z-index="101" draw:style-name="gr15" draw:text-style-name="P12" svg:x1="3.1783in" svg:y1="0.2772in" svg:x2="3.1783in" svg:y2="-0.0146in"><text:p/></draw:line></text:p><text:p text:style-name="Figure"><draw:line text:anchor-type="paragraph" draw:z-index="98" draw:style-name="gr39" draw:text-style-name="P12" svg:x1="2.4492in" svg:y1="0.0126in" svg:x2="2.6783in" svg:y2="-0.0811in"><text:p/></draw:line><draw:line text:anchor-type="paragraph" draw:z-index="99" draw:style-name="gr39" draw:text-style-name="P12" svg:x1="2.6783in" svg:y1="-0.0811in" svg:x2="3.6157in" svg:y2="-0.0811in"><text:p/></draw:line><draw:line text:anchor-type="paragraph" draw:z-index="100" draw:style-name="gr39" draw:text-style-name="P12" svg:x1="3.6161in" svg:y1="-0.0811in" svg:x2="3.8661in" svg:y2="0.0126in"><text:p/></draw:line></text:p><text:p text:style-name="Figure"><draw:g text:anchor-type="paragraph" draw:z-index="97" draw:style-name="gr1"><draw:line draw:style-name="gr22" draw:text-style-name="P12" svg:x1="1.4701in" svg:y1="0.5083in" svg:x2="1.7827in" svg:y2="0.5083in"><text:p/></draw:line><draw:line draw:style-name="gr23" draw:text-style-name="P12" svg:x1="1.7823in" svg:y1="0.0492in" svg:x2="1.7823in" svg:y2="0.5083in"><text:p/></draw:line></draw:g><draw:line text:anchor-type="paragraph" draw:z-index="102" draw:style-name="gr40" draw:text-style-name="P12" svg:x1="2.2929in" svg:y1="0.3976in" svg:x2="2.2929in" svg:y2="0.0492in"><text:p/></draw:line><draw:line text:anchor-type="paragraph" draw:z-index="103" draw:style-name="gr16" draw:text-style-name="P12" svg:x1="4.022in" svg:y1="0.3976in" svg:x2="4.022in" svg:y2="0.0492in"><text:p/></draw:line><draw:line text:anchor-type="paragraph" draw:z-index="104" draw:style-name="gr16" draw:text-style-name="P12" svg:x1="4.5618in" svg:y1="0.3976in" svg:x2="4.5618in" svg:y2="0.0492in"><text:p/></draw:line><draw:frame text:anchor-type="paragraph" draw:z-index="88" draw:style-name="gr38" draw:text-style-name="P14" svg:width="1.448in" svg:height="0.2295in" svg:x="4.3555in" svg:y="0.398in"><draw:text-box><text:p text:style-name="P12"><text:span text:style-name="T1">Invert background</text:span></text:p></draw:text-box></draw:frame>Figure <text:sequence text:ref-name="refFigure16" text:name="Figure" text:formula="ooow:Figure+1" style:num-format="1">1-16</text:sequence>: Window toolbar</text:p></draw:text-box></draw:frame>The vis window allows a simple wireframe box to be substituted for complex plots when you want to rotate or move them. This is called bounding-box navigation and you can use it during navigate mode for complex plots so you can navigate faster when a vis window contains plots that take a long time to redraw. You can change the bounding-box mode by selecting the <text:span text:style-name="GUIText">Navigate bbox</text:span> option from the <text:span text:style-name="GUIText">Popup menu's</text:span> <text:span text:style-name="GUIText">Window</text:span> menu shown in <text:sequence-ref text:reference-format="category-and-value" text:ref-name="refFigure16">Figure 1-16</text:sequence-ref>. You can also change the bounding-box mode by clicking on the <text:span text:style-name="GUIText">Bounding-box icon</text:span> in the <text:span text:style-name="GUIText">Toolbar</text:span>.</text:p>
      <text:h text:style-name="Heading_20_3" text:outline-level="4"><text:alphabetical-index-mark-start text:id="IMark429261100" text:key1="Window options"/>Engaging spin<text:alphabetical-index-mark-end text:id="IMark429261100"/></text:h>
      <text:p text:style-name="Body">Spin is a setting that makes plots spin after the user stops rotating them and it provides a nice, easy way to see the entire plot without having to actively rotate it. To spin a 3D plot, turn on the <text:span text:style-name="GUIText">Spin</text:span> option in the <text:span text:style-name="GUIText">Popup menu's Windows</text:span> menu and then rotate the plot as you would in navigate mode. The plot will continue to spin after you release the mouse buttons. You can also engage spin using the <text:span text:style-name="GUIText">Spin</text:span> option in the <text:span text:style-name="GUIText">Main Window's Windows</text:span> menu or by clicking the <text:span text:style-name="GUIText">Spin icon</text:span> in the vis window's <text:span text:style-name="GUIText">Toolbar</text:span>. You can stop plots from spinning by turning off spin.</text:p>
      <text:h text:style-name="Heading_20_3" text:outline-level="4"><text:alphabetical-index-mark-start text:id="IMark429261100" text:key1="Window options"/>Inverting the foreground and background colors<text:alphabetical-index-mark-end text:id="IMark429261100"/></text:h>
      <text:p text:style-name="Body">Sometimes it is useful to swap the vis window's foreground and background colors. You can invert the background and foreground colors by clicking on the <text:span text:style-name="GUIText">Windows </text:span>menu's <text:span text:style-name="GUIText">Invert background</text:span> option. Note that this option is disabled when the vis window has a gradient background.</text:p>
      <text:h text:style-name="Heading_20_2" text:outline-level="3"><text:alphabetical-index-mark-start text:id="IMark429261100"/>Clear options<text:alphabetical-index-mark-end text:id="IMark429261100"/></text:h>
      <text:p text:style-name="Body">The <text:span text:style-name="GUIText">Clear</text:span> menu (see <text:sequence-ref text:reference-format="category-and-value" text:ref-name="refFigure17">Figure 1-17</text:sequence-ref>) in the <text:span text:style-name="GUIText">Popup menu</text:span> contains options that cause certain items <text:soft-page-break/>such as: plots, pick points, and reference lines to be removed from a vis window. The <text:span text:style-name="GUIText">Clear</text:span> menu also appears in the <text:span text:style-name="GUIText">Main Window's Windows</text:span> menu.</text:p>
      <text:h text:style-name="Heading_20_3" text:outline-level="4"><text:alphabetical-index-mark-start text:id="IMark429261100" text:key1="Clear options"/>Clearing plots from all windows<text:alphabetical-index-mark-end text:id="IMark429261100"/></text:h>
      <text:p text:style-name="Body"><draw:frame draw:style-name="fr9" draw:name="Frame_Clear" text:anchor-type="paragraph" svg:width="3in" draw:z-index="105"><draw:text-box fo:min-height="3in"><text:p text:style-name="Figure"><draw:frame draw:style-name="fr14" draw:name="graphics20" text:anchor-type="paragraph" svg:width="2.9799in" svg:height="3in" draw:z-index="106"><draw:image xlink:href="../images/VisualizationWindows/clearmenu.png" xlink:type="simple" xlink:show="embed" xlink:actuate="onLoad"/></draw:frame>Figure <text:sequence text:ref-name="refFigure17" text:name="Figure" text:formula="ooow:Figure+1" style:num-format="1">1-17</text:sequence>: Clear menu</text:p></draw:text-box></draw:frame>Sometimes it is useful to clear all plots from the vis window. Clearing plots from the vis window does not delete the plots but instead deletes their computed geometry and returns them to the new state so they appear green in the <text:span text:style-name="GUIText">Plot list</text:span>. An example of when you might want to clear plots is when you change material interface reconstruction options since changing them requires a plot to be regenerated. Rather than deleting plots that existed before changing the material interface reconstruction parameters, you can clear the plots and force them to be completely regenerated by clearing the plots.</text:p>
      <text:h text:style-name="Heading_20_3" text:outline-level="4"><text:alphabetical-index-mark-start text:id="IMark429261100" text:key1="Clear options"/>Clearing pick points<text:alphabetical-index-mark-end text:id="IMark429261100"/></text:h>
      <text:p text:style-name="Body">Click on the <text:span text:style-name="GUIText">Clear</text:span> menu's <text:span text:style-name="GUIText">Clear pick points </text:span>option if you want to remove all of the pick labels that were added when you picked on the plots in the vis window. Clearing the pick points also removes any pick information related to those pick points in the <text:span text:style-name="GUIText">Pick</text:span> window.</text:p>
      <text:h text:style-name="Heading_20_3" text:outline-level="4"><text:alphabetical-index-mark-start text:id="IMark429261100" text:key1="Clear options"/>Clearing reference lines<text:alphabetical-index-mark-end text:id="IMark429261100"/></text:h>
      <text:p text:style-name="Body">Click on the <text:span text:style-name="GUIText">Clear</text:span> menu's <text:span text:style-name="GUIText">Clear reference lines</text:span> option if you want to remove all of the reference lines that were added to the vis window when you performed lineouts on the plots in the vis window.</text:p>
      <text:h text:style-name="Heading_20_2" text:outline-level="3"><text:alphabetical-index-mark-start text:id="IMark429261100" text:key1="Clear options"/>Plot options<text:alphabetical-index-mark-end text:id="IMark429261100"/></text:h>
      <text:p text:style-name="Body">The <text:span text:style-name="GUIText">Plot</text:span> toolbar and <text:span text:style-name="GUIText">Plot</text:span> menu let you create new plots using variables from the open databases and also let you hide, delete, and draw the plots that correspond to the selected plot entries in VisIt's <text:span text:style-name="GUIText">Plot list</text:span>. The <text:span text:style-name="GUIText">Plot</text:span> menu is always available in the <text:span text:style-name="GUIText">Popup menu</text:span> but the <text:span text:style-name="GUIText">Plot</text:span> toolbar is not visible by default. If you want to make the <text:span text:style-name="GUIText">Plot</text:span> toolbar visible, you can turn it on in the <text:span text:style-name="GUIText">Popup menu's Customize</text:span> menu. The <text:span text:style-name="GUIText">Plot</text:span> menu and toolbar are shown in <text:sequence-ref text:reference-format="category-and-value" text:ref-name="refFigure18">Figure 1-18</text:sequence-ref>.</text:p>
      <text:p text:style-name="Body"><draw:frame draw:style-name="fr4" draw:name="Frame_PlotOptions" text:anchor-type="paragraph" svg:width="5in" draw:z-index="107"><draw:text-box fo:min-height="5in"><text:p text:style-name="Figure"><draw:frame draw:style-name="fr16" draw:name="graphics22" text:anchor-type="paragraph" svg:x="0.5681in" svg:y="4.7291in" svg:width="3.948in" svg:height="0.3335in" draw:z-index="109"><draw:image xlink:href="../images/VisualizationWindows/plottoolbar.png" xlink:type="simple" xlink:show="embed" xlink:actuate="onLoad"/></draw:frame><draw:frame draw:style-name="fr20" draw:name="graphics21" text:anchor-type="paragraph" svg:width="5in" svg:height="3.7339in" draw:z-index="108"><draw:image xlink:href="../images/VisualizationWindows/plotmenu.png" xlink:type="simple" xlink:show="embed" xlink:actuate="onLoad"/></draw:frame><draw:frame text:anchor-type="paragraph" draw:z-index="110" draw:style-name="gr41" draw:text-style-name="P12" svg:width="3.9378in" svg:height="0.3024in" svg:x="0.5953in" svg:y="4.3665in"><draw:text-box><text:p text:style-name="P12">Plot toolbar</text:p></draw:text-box></draw:frame><draw:frame text:anchor-type="paragraph" draw:z-index="111" draw:style-name="gr42" draw:text-style-name="P12" svg:width="4.9996in" svg:height="0.2689in" svg:x="0in" svg:y="0.2311in"><draw:text-box><text:p text:style-name="P12">Plot menu</text:p></draw:text-box></draw:frame>Figure <text:sequence text:ref-name="refFigure18" text:name="Figure" text:formula="ooow:Figure+1" style:num-format="1">1-18</text:sequence>: Plot menu and toolbar</text:p></draw:text-box></draw:frame><text:soft-page-break/></text:p>
      <text:h text:style-name="Heading_20_3" text:outline-level="4"><text:alphabetical-index-mark-start text:id="IMark429261100" text:key1="Plot options"/>Adding a plot<text:alphabetical-index-mark-end text:id="IMark429261100"/></text:h>
      <text:p text:style-name="Body">The <text:span text:style-name="GUIText">Plot</text:span> menu and toolbar both provide options for you to add new plots. Each plot has its own menu option or icon that contains the variables that can be plotted from the open database. To add a new plot using the <text:span text:style-name="GUIText">Plot</text:span> menu, click the <text:span text:style-name="GUIText">Add plot</text:span> option to activate the list of available plots and then select a variable for the desired plot type. To add a new plot using the <text:span text:style-name="GUIText">Plot</text:span> toolbar, click on the icon for the desired plot type and select a variable from its variable menu. A new plot will appear in the <text:span text:style-name="GUIText">Main Window's Plot list</text:span> and it will be in the new state. To draw the plot, click the <text:span text:style-name="GUIText">Draw</text:span> button. </text:p>
      <text:h text:style-name="Heading_20_3" text:outline-level="4"><text:soft-page-break/><text:alphabetical-index-mark-start text:id="IMark429261100" text:key1="Plot options"/>Drawing a plot<text:alphabetical-index-mark-end text:id="IMark429261100"/></text:h>
      <text:p text:style-name="Body">All plots added using the <text:span text:style-name="GUIText">Plot</text:span> menu or toolbar are in the new state, indicating that they have not been generated yet. To generate a plot once it has been created, click the <text:span text:style-name="GUIText">Draw</text:span> plots option in the <text:span text:style-name="GUIText">Plot</text:span> menu.</text:p>
      <text:h text:style-name="Heading_20_3" text:outline-level="4"><text:alphabetical-index-mark-start text:id="IMark429261100" text:key1="Plot options"/>Hiding active plots<text:alphabetical-index-mark-end text:id="IMark429261100"/></text:h>
      <text:p text:style-name="Body">To hide the active plots, which are the plots that are highlighted in the <text:span text:style-name="GUIText">Main Window's Plot list</text:span>, click the <text:span text:style-name="GUIText">Plot</text:span> menu's <text:span text:style-name="GUIText">Hide active plots</text:span> option. Once clicked, the selected plots are made invisible until you hide them again to show them.</text:p>
      <text:h text:style-name="Heading_20_3" text:outline-level="4"><text:alphabetical-index-mark-start text:id="IMark429261100" text:key1="Plot options"/>Deleting active plots<text:alphabetical-index-mark-end text:id="IMark429261100"/></text:h>
      <text:p text:style-name="Body">To delete the active plots, which are the plots that are highlighted in the <text:span text:style-name="GUIText">Main Window's Plot list</text:span>, click the <text:span text:style-name="GUIText">Plot</text:span> menu's Hide active plots option. Once a plot has been deleted, you can't get it back.</text:p>
      <text:h text:style-name="Heading_20_2" text:outline-level="3"><text:alphabetical-index-mark-start text:id="IMark429261100"/>Operator options<text:alphabetical-index-mark-end text:id="IMark429261100"/></text:h>
      <text:p text:style-name="Body"><draw:frame draw:style-name="fr10" draw:name="Frame_OperatorMenu" text:anchor-type="paragraph" svg:width="3.2957in" draw:z-index="112"><draw:text-box fo:min-height="4.25in"><text:p text:style-name="Figure"><draw:frame draw:style-name="fr18" draw:name="graphics23" text:anchor-type="paragraph" svg:width="3.2299in" svg:height="4in" draw:z-index="113"><draw:image xlink:href="../images/VisualizationWindows/operatormenu.png" xlink:type="simple" xlink:show="embed" xlink:actuate="onLoad"/></draw:frame>Figure <text:sequence text:ref-name="refFigure19" text:name="Figure" text:formula="ooow:Figure+1" style:num-format="1">1-19</text:sequence>: Operator menu</text:p></draw:text-box></draw:frame>The <text:span text:style-name="GUIText">Operator</text:span> menu and toolbar allow you to add new operators and remove operators from plots. The <text:span text:style-name="GUIText">Operator</text:span> menu is always available in the <text:span text:style-name="GUIText">Popup menu</text:span> but the <text:span text:style-name="GUIText">Operator toolbar</text:span> is not visible by default. If you want to make the <text:span text:style-name="GUIText">Operator toolbar</text:span> visible, you can turn it on in the <text:span text:style-name="GUIText">Popup menu's Customize menu</text:span>. The <text:span text:style-name="GUIText">Operator menu</text:span> and <text:span text:style-name="GUIText">Operator toolbar</text:span> are shown in <text:sequence-ref text:reference-format="category-and-value" text:ref-name="refFigure19">Figure 1-19</text:sequence-ref> and <text:sequence-ref text:reference-format="category-and-value" text:ref-name="refFigure19">Figure 1-19</text:sequence-ref>.</text:p>
      <text:h text:style-name="Heading_20_3" text:outline-level="4"><text:alphabetical-index-mark-start text:id="IMark429261100" text:key1="Operator options"/>Adding an operator<text:alphabetical-index-mark-end text:id="IMark429261100"/></text:h>
      <text:p text:style-name="Body">The <text:span text:style-name="GUIText">Operator</text:span> menu and toolbar both provide options for you to add new operators. Each operator has its own menu option or icon that adds an operator of that type to the selected plots when you click its menu option or icon.</text:p>
      <text:h text:style-name="Heading_20_3" text:outline-level="4"><text:soft-page-break/><text:alphabetical-index-mark-start text:id="IMark429261100" text:key1="Operator options"/>Removing the last operator<text:alphabetical-index-mark-end text:id="IMark429261100"/></text:h>
      <text:p text:style-name="Body"><draw:frame draw:style-name="fr3" draw:name="Frame_OperatorToolbar" text:anchor-type="paragraph" svg:width="5in" draw:z-index="114"><draw:text-box fo:min-height="1.6492in"><text:p text:style-name="Figure"><draw:g text:anchor-type="paragraph" draw:z-index="120" draw:style-name="gr1"><draw:line draw:style-name="gr22" draw:text-style-name="P12" svg:x1="3.2929in" svg:y1="0.1902in" svg:x2="4.7409in" svg:y2="0.1902in"><text:p/></draw:line><draw:line draw:style-name="gr44" draw:text-style-name="P12" svg:x1="4.7409in" svg:y1="0.1902in" svg:x2="4.7409in" svg:y2="1in"><text:p/></draw:line></draw:g><draw:g text:anchor-type="paragraph" draw:z-index="119" draw:style-name="gr1"><draw:line draw:style-name="gr22" draw:text-style-name="P12" svg:x1="3.2929in" svg:y1="0.4299in" svg:x2="4.4909in" svg:y2="0.4299in"><text:p/></draw:line><draw:line draw:style-name="gr44" draw:text-style-name="P12" svg:x1="4.4909in" svg:y1="0.4299in" svg:x2="4.4909in" svg:y2="1in"><text:p/></draw:line></draw:g><draw:frame draw:style-name="fr21" draw:name="graphics24" text:anchor-type="paragraph" svg:width="4.75in" svg:height="0.25in" draw:z-index="115"><draw:image xlink:href="../images/VisualizationWindows/operatortoolbar.png" xlink:type="simple" xlink:show="embed" xlink:actuate="onLoad"/></draw:frame><draw:line text:anchor-type="paragraph" draw:z-index="122" draw:style-name="gr15" draw:text-style-name="P12" svg:x1="0.2409in" svg:y1="0.8984in" svg:x2="4.3346in" svg:y2="0.8984in"><text:p/></draw:line><draw:line text:anchor-type="paragraph" draw:z-index="121" draw:style-name="gr15" draw:text-style-name="P12" svg:x1="2.6161in" svg:y1="0.7425in" svg:x2="2.6161in" svg:y2="0.8988in"><text:p/></draw:line><draw:frame text:anchor-type="paragraph" draw:z-index="118" draw:style-name="gr43" draw:text-style-name="P14" svg:width="1.4067in" svg:height="0.2398in" svg:x="1.8866in" svg:y="0.0965in"><draw:text-box><text:p text:style-name="P12"><text:span text:style-name="T1">Remove all operators</text:span></text:p></draw:text-box></draw:frame><draw:frame text:anchor-type="paragraph" draw:z-index="117" draw:style-name="gr43" draw:text-style-name="P14" svg:width="1.4067in" svg:height="0.2398in" svg:x="1.8866in" svg:y="0.3362in"><draw:text-box><text:p text:style-name="P12"><text:span text:style-name="T1">Remove last operator</text:span></text:p></draw:text-box></draw:frame><draw:frame text:anchor-type="paragraph" draw:z-index="116" draw:style-name="gr43" draw:text-style-name="P14" svg:width="1.4067in" svg:height="0.2398in" svg:x="1.8866in" svg:y="0.5756in"><draw:text-box><text:p text:style-name="P12"><text:span text:style-name="T1">Operators</text:span></text:p></draw:text-box></draw:frame>Figure <text:sequence text:ref-name="refFigure20" text:name="Figure" text:formula="ooow:Figure+1" style:num-format="1">1-20</text:sequence>: Operator toolbar</text:p></draw:text-box></draw:frame>The <text:span text:style-name="GUIText">Operator</text:span> menu and toolbar both have options for you to remove the last operator from a plot. Each plot has a list of applied operators and clicking the <text:span text:style-name="GUIText">Remove last operator</text:span> menu option or icon will remove the last operator from each plot that is selected in the <text:span text:style-name="GUIText">Plot list</text:span>. Plots that have been drawn are regenerated.</text:p>
      <text:h text:style-name="Heading_20_3" text:outline-level="4"><text:alphabetical-index-mark-start text:id="IMark429261100" text:key1="Operator options"/>Removing all operators<text:alphabetical-index-mark-end text:id="IMark429261100"/></text:h>
      <text:p text:style-name="Body">The <text:span text:style-name="GUIText">Operator</text:span> menu and toolbar both have options for you to remove all operators from a plot. Each plot has a list of applied operators and clicking the <text:span text:style-name="GUIText">Remove all operators</text:span> menu option or icon will remove all operators from each plot that is selected in the <text:span text:style-name="GUIText">Plot list</text:span>. Plots that have been drawn are regenerated.</text:p>
      <text:h text:style-name="Heading_20_2" text:outline-level="3"><draw:frame draw:style-name="fr11" draw:name="Frame5" text:anchor-type="paragraph" svg:x="2.7098in" svg:y="0.1598in" svg:width="4.1374in" draw:z-index="123"><draw:text-box fo:min-height="3.9319in"><draw:g text:anchor-type="frame" draw:z-index="128" draw:style-name="gr46"><draw:line draw:style-name="gr22" draw:text-style-name="P12" svg:x1="3.2307in" svg:y1="1.3425in" svg:x2="3.5327in" svg:y2="1.3425in"><text:p/></draw:line><draw:line draw:style-name="gr44" draw:text-style-name="P12" svg:x1="3.5327in" svg:y1="1.3425in" svg:x2="3.5327in" svg:y2="1.698in"><text:p/></draw:line></draw:g><draw:g text:anchor-type="frame" draw:z-index="129" draw:style-name="gr46"><draw:line draw:style-name="gr22" draw:text-style-name="P12" svg:x1="3.2366in" svg:y1="2.4209in" svg:x2="3.8346in" svg:y2="2.4209in"><text:p/></draw:line><draw:line draw:style-name="gr44" draw:text-style-name="P12" svg:x1="3.8346in" svg:y1="2.4209in" svg:x2="3.8346in" svg:y2="2.0098in"><text:p/></draw:line></draw:g><text:p text:style-name="Figure"><draw:frame draw:style-name="fr17" draw:name="graphics26" text:anchor-type="paragraph" svg:x="3.2602in" svg:y="1.698in" svg:width="0.75in" svg:height="0.3126in" draw:z-index="125"><draw:image xlink:href="../images/VisualizationWindows/locktoolbar.png" xlink:type="simple" xlink:show="embed" xlink:actuate="onLoad"/></draw:frame><draw:frame draw:style-name="fr22" draw:name="graphics25" text:anchor-type="paragraph" svg:width="2.3598in" svg:height="3in" draw:z-index="124"><draw:image xlink:href="../images/VisualizationWindows/lockmenu.png" xlink:type="simple" xlink:show="embed" xlink:actuate="onLoad"/></draw:frame><draw:frame text:anchor-type="paragraph" draw:z-index="127" draw:style-name="gr45" draw:text-style-name="P12" svg:width="2.0815in" svg:height="0.2776in" svg:x="2.5846in" svg:y="0.2228in"><draw:text-box><text:p text:style-name="P12">Lock toolbar</text:p></draw:text-box></draw:frame><draw:frame text:anchor-type="paragraph" draw:z-index="126" draw:style-name="gr45" draw:text-style-name="P12" svg:width="2.2504in" svg:height="0.2776in" svg:x="0.0535in" svg:y="0.2228in"><draw:text-box><text:p text:style-name="P12">Lock menu</text:p></draw:text-box></draw:frame><draw:frame text:anchor-type="paragraph" draw:z-index="131" draw:style-name="gr47" draw:text-style-name="P13" svg:width="0.6776in" svg:height="0.2189in" svg:x="2.6244in" svg:y="1.2339in"><draw:text-box><text:p><text:span text:style-name="T1">Lock view</text:span></text:p></draw:text-box></draw:frame></text:p><text:p text:style-name="Figure"><draw:frame text:anchor-type="paragraph" draw:z-index="130" draw:style-name="gr47" draw:text-style-name="P13" svg:width="0.6776in" svg:height="0.2189in" svg:x="2.6201in" svg:y="0.7799in"><draw:text-box><text:p><text:span text:style-name="T1">Lock time</text:span></text:p></draw:text-box></draw:frame></text:p><text:p text:style-name="Figure">Figure <text:sequence text:ref-name="refFigure21" text:name="Figure" text:formula="ooow:Figure+1" style:num-format="1">1-21</text:sequence>: Lock menu and toolbar</text:p></draw:text-box></draw:frame><text:alphabetical-index-mark-start text:id="IMark429261100"/>Lock options<text:alphabetical-index-mark-end text:id="IMark429261100"/></text:h>
      <text:p text:style-name="Body">The <text:span text:style-name="GUIText">Lock menu</text:span> and toolbar, both shown in <text:sequence-ref text:reference-format="category-and-value" text:ref-name="refFigure21">Figure 1-21</text:sequence-ref>, allow you to lock certain visualization window attributes so that when you change them, other locked visualization windows also update. Currently, you can lock the view and you can lock time. </text:p>
      <text:h text:style-name="Heading_20_3" text:outline-level="4"><text:alphabetical-index-mark-start text:id="IMark429261100" text:key1="Lock options"/>Locking views<text:alphabetical-index-mark-end text:id="IMark429261100"/></text:h>
      <text:p text:style-name="Body">If you have created plots from related databases in multiple visualization windows, you can lock the views for the visualization windows together so as you change the view in one of the visualization windows with a locked view, the other <text:soft-page-break/>visualization windows with locked views also update to have the same view. There are three types of views in VisIt: curve, 2D, and 3D. If you have 2D plots in a visualization window, the visualization window is considered to be 2D. Locking that 2D visualization window's view will only update other visualization windows that are also 2D and vice-versa. The same is true for curve and 3D views. To lock a visualization window's view, select the <text:span text:style-name="GUIText">Lock-&gt;View</text:span> option from the <text:span text:style-name="GUIText">Main Window's Window</text:span> menu or use the visualization menu's <text:span text:style-name="GUIText">Popup menu</text:span> or <text:span text:style-name="GUIText">Toolbar</text:span>.</text:p>
      <text:h text:style-name="Heading_20_3" text:outline-level="4"><text:alphabetical-index-mark-start text:id="IMark429261100" text:key1="Lock options"/>Locking time<text:alphabetical-index-mark-end text:id="IMark429261100"/></text:h>
      <text:p text:style-name="Body">If you have created plots from related databases in multiple visualization windows, you can lock the visualization windows together in time so as you change time in one visualization window, it updates in all other visualization windows that are locked in time.To lock a visualization window in time, select the <text:span text:style-name="GUIText">Lock-&gt;Time</text:span> option from the <text:span text:style-name="GUIText">Main Window's Window</text:span>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11</text:page-number></text:p>
      </style:footer>
    </style:master-page>
    <style:master-page style:name="First_20_Page" style:display-name="First Page" style:page-layout-name="Mpm2" style:next-style-name="Left_20_Page">
      <style:footer>
        <text:p text:style-name="MP3"><text:page-number text:select-page="current">11</text:page-number></text:p>
      </style:footer>
    </style:master-page>
    <style:master-page style:name="Left_20_Page" style:display-name="Left Page" style:page-layout-name="Mpm3" style:next-style-name="Right_20_Page">
      <style:header>
        <text:p text:style-name="MP4"><text:chapter text:display="name" text:outline-level="2">The Popup menu and the Toolbar</text:chapter></text:p>
      </style:header>
      <style:footer>
        <text:p text:style-name="Footer"><text:page-number text:select-page="current">11</text:page-number></text:p>
      </style:footer>
    </style:master-page>
    <style:master-page style:name="Right_20_Page" style:display-name="Right Page" style:page-layout-name="Mpm4" style:next-style-name="Left_20_Page">
      <style:header>
        <text:p text:style-name="MP5"><text:chapter text:display="name" text:outline-level="2">The Popup menu and the Toolbar</text:chapter></text:p>
      </style:header>
      <style:footer>
        <text:p text:style-name="MP6"><text:page-number text:select-page="current">11</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098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7:01:29</meta:creation-date>
    <dc:language>en-US</dc:language>
    <meta:editing-cycles>2</meta:editing-cycles>
    <meta:editing-duration>PT2M16S</meta:editing-duration>
    <meta:initial-creator>Brad Whitlock</meta:initial-creator>
    <meta:document-statistic meta:table-count="0" meta:image-count="26" meta:object-count="0" meta:page-count="21" meta:paragraph-count="145" meta:word-count="5992" meta:character-count="33065"/>
    <dc:date>2010-09-07T17:03:44</dc:date>
    <dc:creator>Brad Whitlock</dc:creator>
    <meta:user-defined meta:name="Info 2"/>
    <meta:user-defined meta:name="Info 3"/>
    <meta:user-defined meta:name="Info 4"/>
    <meta:user-defined meta:name="Subdocument Chapter name">Visualization windows</meta:user-defined>
  </office:meta>
</office:document-meta>
</file>